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95f0" officeooo:paragraph-rsid="000f95f0"/>
    </style:style>
    <style:style style:name="P2" style:family="paragraph" style:parent-style-name="Standard">
      <style:paragraph-properties fo:text-align="center" style:justify-single-word="false"/>
      <style:text-properties officeooo:rsid="000f95f0" officeooo:paragraph-rsid="000f95f0"/>
    </style:style>
    <style:style style:name="P3" style:family="paragraph" style:parent-style-name="Standard">
      <style:paragraph-properties fo:text-align="start" style:justify-single-word="false"/>
      <style:text-properties officeooo:rsid="000f95f0" officeooo:paragraph-rsid="000f95f0"/>
    </style:style>
    <style:style style:name="P4" style:family="paragraph" style:parent-style-name="Text_20_body">
      <style:text-properties officeooo:rsid="00194a05" officeooo:paragraph-rsid="00194a05"/>
    </style:style>
    <style:style style:name="P5" style:family="paragraph" style:parent-style-name="Heading_20_3">
      <style:text-properties officeooo:rsid="001a2367" officeooo:paragraph-rsid="001a2367"/>
    </style:style>
    <style:style style:name="P6" style:family="paragraph" style:parent-style-name="Text_20_body">
      <style:text-properties officeooo:rsid="001a2367" officeooo:paragraph-rsid="001a2367"/>
    </style:style>
    <style:style style:name="P7" style:family="paragraph" style:parent-style-name="Heading_20_3">
      <style:text-properties officeooo:paragraph-rsid="00126b37"/>
    </style:style>
    <style:style style:name="P8" style:family="paragraph" style:parent-style-name="Text_20_body">
      <style:text-properties officeooo:paragraph-rsid="00126b37"/>
    </style:style>
    <style:style style:name="P9" style:family="paragraph" style:parent-style-name="Text_20_body">
      <style:text-properties officeooo:paragraph-rsid="000f95f0"/>
    </style:style>
    <style:style style:name="P10" style:family="paragraph" style:parent-style-name="Text_20_body">
      <style:text-properties officeooo:rsid="00108c93" officeooo:paragraph-rsid="00108c93"/>
    </style:style>
    <style:style style:name="P11" style:family="paragraph" style:parent-style-name="Text_20_body">
      <style:text-properties officeooo:rsid="00108c93" officeooo:paragraph-rsid="00221d47"/>
    </style:style>
    <style:style style:name="P12" style:family="paragraph" style:parent-style-name="Text_20_body">
      <style:text-properties officeooo:paragraph-rsid="0014598c"/>
    </style:style>
    <style:style style:name="P13" style:family="paragraph" style:parent-style-name="Text_20_body">
      <style:paragraph-properties fo:break-before="page"/>
      <style:text-properties officeooo:paragraph-rsid="0014598c"/>
    </style:style>
    <style:style style:name="P14" style:family="paragraph" style:parent-style-name="Text_20_body">
      <style:text-properties officeooo:paragraph-rsid="00176d6e"/>
    </style:style>
    <style:style style:name="P15" style:family="paragraph" style:parent-style-name="Text_20_body">
      <style:text-properties officeooo:paragraph-rsid="0018111a"/>
    </style:style>
    <style:style style:name="P16" style:family="paragraph" style:parent-style-name="Text_20_body">
      <style:text-properties officeooo:paragraph-rsid="00194a05"/>
    </style:style>
    <style:style style:name="P17" style:family="paragraph" style:parent-style-name="Text_20_body">
      <style:paragraph-properties fo:break-before="page"/>
      <style:text-properties officeooo:paragraph-rsid="00194a05"/>
    </style:style>
    <style:style style:name="P18" style:family="paragraph" style:parent-style-name="Text_20_body">
      <style:text-properties officeooo:paragraph-rsid="00196981"/>
    </style:style>
    <style:style style:name="P19" style:family="paragraph" style:parent-style-name="Text_20_body">
      <style:text-properties officeooo:paragraph-rsid="00199a59"/>
    </style:style>
    <style:style style:name="P20" style:family="paragraph" style:parent-style-name="Text_20_body">
      <style:paragraph-properties fo:break-before="page"/>
      <style:text-properties officeooo:paragraph-rsid="00199a59"/>
    </style:style>
    <style:style style:name="P21" style:family="paragraph" style:parent-style-name="Text_20_body">
      <style:text-properties officeooo:rsid="001ad6b3" officeooo:paragraph-rsid="001ad6b3"/>
    </style:style>
    <style:style style:name="P22" style:family="paragraph" style:parent-style-name="Text_20_body">
      <style:paragraph-properties fo:break-before="page"/>
      <style:text-properties officeooo:rsid="001ad6b3" officeooo:paragraph-rsid="001ad6b3"/>
    </style:style>
    <style:style style:name="P23" style:family="paragraph" style:parent-style-name="Text_20_body">
      <style:text-properties officeooo:rsid="001cbaf9" officeooo:paragraph-rsid="001cbaf9"/>
    </style:style>
    <style:style style:name="P24" style:family="paragraph" style:parent-style-name="Text_20_body">
      <style:text-properties officeooo:rsid="001ebe65" officeooo:paragraph-rsid="001df1cc"/>
    </style:style>
    <style:style style:name="P25" style:family="paragraph" style:parent-style-name="Text_20_body">
      <style:text-properties officeooo:rsid="0020738c" officeooo:paragraph-rsid="0020738c"/>
    </style:style>
    <style:style style:name="P26" style:family="paragraph" style:parent-style-name="Text_20_body">
      <style:text-properties officeooo:rsid="0020738c" officeooo:paragraph-rsid="00240d51"/>
    </style:style>
    <style:style style:name="P27" style:family="paragraph" style:parent-style-name="Text_20_body">
      <style:text-properties officeooo:rsid="00221d47" officeooo:paragraph-rsid="00221d47"/>
    </style:style>
    <style:style style:name="P28" style:family="paragraph" style:parent-style-name="Text_20_body">
      <style:text-properties officeooo:rsid="00221d47" officeooo:paragraph-rsid="00240d51"/>
    </style:style>
    <style:style style:name="P29" style:family="paragraph" style:parent-style-name="Text_20_body">
      <style:text-properties officeooo:rsid="00240d51" officeooo:paragraph-rsid="00240d51"/>
    </style:style>
    <style:style style:name="P30" style:family="paragraph" style:parent-style-name="Preformatted_20_Text">
      <style:paragraph-properties fo:margin-top="0cm" fo:margin-bottom="0.499cm" style:contextual-spacing="false"/>
    </style:style>
    <style:style style:name="P31" style:family="paragraph" style:parent-style-name="Text_20_body">
      <style:paragraph-properties fo:break-before="page"/>
      <style:text-properties fo:font-weight="bold" style:font-weight-asian="bold" style:font-weight-complex="bold"/>
    </style:style>
    <style:style style:name="P32" style:family="paragraph" style:parent-style-name="Text_20_body">
      <style:text-properties officeooo:rsid="001f3369" officeooo:paragraph-rsid="001f3369"/>
    </style:style>
    <style:style style:name="P33" style:family="paragraph" style:parent-style-name="Text_20_body">
      <style:paragraph-properties fo:break-before="page"/>
      <style:text-properties officeooo:rsid="001f3369" officeooo:paragraph-rsid="001f3369"/>
    </style:style>
    <style:style style:name="P34" style:family="paragraph" style:parent-style-name="Text_20_body">
      <style:text-properties officeooo:paragraph-rsid="001df1cc"/>
    </style:style>
    <style:style style:name="P35" style:family="paragraph" style:parent-style-name="Text_20_body">
      <style:text-properties officeooo:paragraph-rsid="0020738c"/>
    </style:style>
    <style:style style:name="P36" style:family="paragraph" style:parent-style-name="Text_20_body">
      <style:text-properties officeooo:paragraph-rsid="0021b336"/>
    </style:style>
    <style:style style:name="P37" style:family="paragraph" style:parent-style-name="Text_20_body">
      <style:text-properties officeooo:paragraph-rsid="00240d51"/>
    </style:style>
    <style:style style:name="P38" style:family="paragraph" style:parent-style-name="Text_20_body">
      <style:text-properties officeooo:rsid="0026c35e" officeooo:paragraph-rsid="0026c35e"/>
    </style:style>
    <style:style style:name="P39" style:family="paragraph" style:parent-style-name="Text_20_body">
      <style:text-properties officeooo:rsid="0027bd25" officeooo:paragraph-rsid="0027bd25"/>
    </style:style>
    <style:style style:name="P40" style:family="paragraph" style:parent-style-name="Text_20_body">
      <style:text-properties officeooo:rsid="0030489e" officeooo:paragraph-rsid="0030489e"/>
    </style:style>
    <style:style style:name="P41" style:family="paragraph" style:parent-style-name="Heading_20_3">
      <style:text-properties officeooo:paragraph-rsid="00299458"/>
    </style:style>
    <style:style style:name="P42" style:family="paragraph" style:parent-style-name="Text_20_body">
      <style:text-properties officeooo:paragraph-rsid="00299458"/>
    </style:style>
    <style:style style:name="P43" style:family="paragraph" style:parent-style-name="Text_20_body">
      <style:text-properties officeooo:rsid="002b545c" officeooo:paragraph-rsid="002b545c"/>
    </style:style>
    <style:style style:name="P44" style:family="paragraph" style:parent-style-name="Text_20_body">
      <style:text-properties officeooo:paragraph-rsid="002b545c"/>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5.998cm" style:type="right" style:leader-style="dotted" style:leader-text="."/>
        </style:tab-stops>
      </style:paragraph-properties>
    </style:style>
    <style:style style:name="P47" style:family="paragraph" style:parent-style-name="Contents_20_4">
      <style:paragraph-properties>
        <style:tab-stops>
          <style:tab-stop style:position="15.499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Text_20_body">
      <style:paragraph-properties fo:break-before="page"/>
      <style:text-properties officeooo:rsid="0032bc72" officeooo:paragraph-rsid="0032bc72"/>
    </style:style>
    <style:style style:name="P50" style:family="paragraph" style:parent-style-name="Text_20_body">
      <style:text-properties officeooo:rsid="0032bc72" officeooo:paragraph-rsid="0032bc72"/>
    </style:style>
    <style:style style:name="P51" style:family="paragraph" style:parent-style-name="Text_20_body">
      <style:text-properties officeooo:rsid="0032bc72" officeooo:paragraph-rsid="0033ee86"/>
    </style:style>
    <style:style style:name="P52" style:family="paragraph" style:parent-style-name="Text_20_body">
      <style:text-properties officeooo:paragraph-rsid="0033ee86"/>
    </style:style>
    <style:style style:name="P53" style:family="paragraph" style:parent-style-name="Text_20_body">
      <style:text-properties officeooo:paragraph-rsid="00342355"/>
    </style:style>
    <style:style style:name="P54" style:family="paragraph" style:parent-style-name="Text_20_body">
      <style:text-properties officeooo:paragraph-rsid="00360510"/>
    </style:style>
    <style:style style:name="P55" style:family="paragraph" style:parent-style-name="Text_20_body">
      <style:text-properties officeooo:rsid="0037fd1c" officeooo:paragraph-rsid="0037fd1c"/>
    </style:style>
    <style:style style:name="P56" style:family="paragraph" style:parent-style-name="Text_20_body">
      <style:text-properties officeooo:paragraph-rsid="00370410"/>
    </style:style>
    <style:style style:name="P57" style:family="paragraph" style:parent-style-name="Text_20_body">
      <style:text-properties officeooo:rsid="0038e321" officeooo:paragraph-rsid="0038e321"/>
    </style:style>
    <style:style style:name="P58" style:family="paragraph" style:parent-style-name="Text_20_body">
      <style:text-properties officeooo:rsid="003963c6" officeooo:paragraph-rsid="003963c6"/>
    </style:style>
    <style:style style:name="P59" style:family="paragraph" style:parent-style-name="Heading_20_2">
      <style:paragraph-properties fo:break-before="page"/>
      <style:text-properties officeooo:rsid="000f95f0" officeooo:paragraph-rsid="000f95f0"/>
    </style:style>
    <style:style style:name="P60" style:family="paragraph" style:parent-style-name="Heading_20_2">
      <style:paragraph-properties fo:break-before="page"/>
      <style:text-properties officeooo:rsid="00126b37" officeooo:paragraph-rsid="00126b37"/>
    </style:style>
    <style:style style:name="P61" style:family="paragraph" style:parent-style-name="Heading_20_2">
      <style:paragraph-properties fo:break-before="page"/>
      <style:text-properties officeooo:rsid="0014598c" officeooo:paragraph-rsid="0014598c"/>
    </style:style>
    <style:style style:name="P62" style:family="paragraph" style:parent-style-name="Heading_20_2">
      <style:paragraph-properties fo:break-before="page"/>
      <style:text-properties officeooo:rsid="00176d6e" officeooo:paragraph-rsid="00176d6e"/>
    </style:style>
    <style:style style:name="P63" style:family="paragraph" style:parent-style-name="Heading_20_2">
      <style:paragraph-properties fo:break-before="page"/>
      <style:text-properties officeooo:rsid="0018111a" officeooo:paragraph-rsid="0018111a"/>
    </style:style>
    <style:style style:name="P64" style:family="paragraph" style:parent-style-name="Heading_20_2">
      <style:paragraph-properties fo:break-before="page"/>
      <style:text-properties officeooo:rsid="00194a05" officeooo:paragraph-rsid="00194a05"/>
    </style:style>
    <style:style style:name="P65" style:family="paragraph" style:parent-style-name="Heading_20_2">
      <style:paragraph-properties fo:break-before="page"/>
      <style:text-properties officeooo:rsid="00196981" officeooo:paragraph-rsid="00196981"/>
    </style:style>
    <style:style style:name="P66" style:family="paragraph" style:parent-style-name="Heading_20_2">
      <style:paragraph-properties fo:break-before="page"/>
      <style:text-properties officeooo:rsid="00199a59" officeooo:paragraph-rsid="00199a59"/>
    </style:style>
    <style:style style:name="P67" style:family="paragraph" style:parent-style-name="Heading_20_2">
      <style:paragraph-properties fo:break-before="page"/>
      <style:text-properties officeooo:rsid="00360510" officeooo:paragraph-rsid="00360510"/>
    </style:style>
    <style:style style:name="P68" style:family="paragraph" style:parent-style-name="Heading_20_2">
      <style:paragraph-properties fo:break-before="page"/>
      <style:text-properties officeooo:rsid="00342355" officeooo:paragraph-rsid="00342355"/>
    </style:style>
    <style:style style:name="P69" style:family="paragraph" style:parent-style-name="Heading_20_2">
      <style:paragraph-properties fo:break-before="page"/>
      <style:text-properties officeooo:rsid="00299458" officeooo:paragraph-rsid="00299458"/>
    </style:style>
    <style:style style:name="P70" style:family="paragraph" style:parent-style-name="Heading_20_2">
      <style:paragraph-properties fo:break-before="page"/>
      <style:text-properties officeooo:rsid="0032bc72" officeooo:paragraph-rsid="0032bc72"/>
    </style:style>
    <style:style style:name="P71" style:family="paragraph" style:parent-style-name="Heading_20_2">
      <style:paragraph-properties fo:break-before="page"/>
      <style:text-properties officeooo:rsid="00370410" officeooo:paragraph-rsid="00370410"/>
    </style:style>
    <style:style style:name="P72" style:family="paragraph" style:parent-style-name="Heading_20_2">
      <style:paragraph-properties fo:break-before="page"/>
      <style:text-properties officeooo:rsid="0037fd1c" officeooo:paragraph-rsid="0037fd1c"/>
    </style:style>
    <style:style style:name="P73" style:family="paragraph" style:parent-style-name="Heading_20_2">
      <style:paragraph-properties fo:break-before="page"/>
      <style:text-properties officeooo:rsid="0020738c" officeooo:paragraph-rsid="0020738c"/>
    </style:style>
    <style:style style:name="P74" style:family="paragraph" style:parent-style-name="Heading_20_2">
      <style:paragraph-properties fo:break-before="page"/>
      <style:text-properties officeooo:rsid="00221d47" officeooo:paragraph-rsid="00221d47"/>
    </style:style>
    <style:style style:name="P75" style:family="paragraph" style:parent-style-name="Heading_20_2">
      <style:paragraph-properties fo:break-before="page"/>
      <style:text-properties officeooo:rsid="0030489e" officeooo:paragraph-rsid="0030489e"/>
    </style:style>
    <style:style style:name="P76" style:family="paragraph" style:parent-style-name="Heading_20_2">
      <style:paragraph-properties fo:break-before="page"/>
      <style:text-properties officeooo:rsid="0021b336" officeooo:paragraph-rsid="0021b336"/>
    </style:style>
    <style:style style:name="P77" style:family="paragraph" style:parent-style-name="Heading_20_2">
      <style:paragraph-properties fo:break-before="page"/>
      <style:text-properties officeooo:rsid="00240d51" officeooo:paragraph-rsid="00240d51"/>
    </style:style>
    <style:style style:name="P78" style:family="paragraph" style:parent-style-name="Heading_20_2">
      <style:paragraph-properties fo:break-before="page"/>
      <style:text-properties officeooo:rsid="001df1cc" officeooo:paragraph-rsid="001df1cc"/>
    </style:style>
    <style:style style:name="P79" style:family="paragraph" style:parent-style-name="Preformatted_20_Text" style:list-style-name="L2">
      <style:paragraph-properties fo:margin-top="0cm" fo:margin-bottom="0.499cm" style:contextual-spacing="false"/>
    </style:style>
    <style:style style:name="P80" style:family="paragraph" style:parent-style-name="Preformatted_20_Text" style:list-style-name="L3">
      <style:paragraph-properties fo:margin-top="0cm" fo:margin-bottom="0.499cm" style:contextual-spacing="false"/>
    </style:style>
    <style:style style:name="P81" style:family="paragraph" style:parent-style-name="Preformatted_20_Text" style:list-style-name="L5">
      <style:paragraph-properties fo:margin-top="0cm" fo:margin-bottom="0.499cm" style:contextual-spacing="false"/>
    </style:style>
    <style:style style:name="P82" style:family="paragraph" style:parent-style-name="Preformatted_20_Text" style:list-style-name="L6">
      <style:paragraph-properties fo:margin-top="0cm" fo:margin-bottom="0.499cm" style:contextual-spacing="false"/>
    </style:style>
    <style:style style:name="P83" style:family="paragraph" style:parent-style-name="Preformatted_20_Text" style:list-style-name="L8"/>
    <style:style style:name="P84" style:family="paragraph" style:parent-style-name="Preformatted_20_Text" style:list-style-name="L8">
      <style:paragraph-properties fo:margin-top="0cm" fo:margin-bottom="0.499cm" style:contextual-spacing="false"/>
    </style:style>
    <style:style style:name="P85" style:family="paragraph" style:parent-style-name="Preformatted_20_Text" style:list-style-name="L11">
      <style:paragraph-properties fo:margin-top="0cm" fo:margin-bottom="0.499cm" style:contextual-spacing="false"/>
    </style:style>
    <style:style style:name="P86" style:family="paragraph" style:parent-style-name="Preformatted_20_Text" style:list-style-name="L13">
      <style:paragraph-properties fo:margin-top="0cm" fo:margin-bottom="0.499cm" style:contextual-spacing="false"/>
    </style:style>
    <style:style style:name="P87" style:family="paragraph" style:parent-style-name="Preformatted_20_Text" style:list-style-name="L14">
      <style:paragraph-properties fo:margin-top="0cm" fo:margin-bottom="0.499cm" style:contextual-spacing="false"/>
    </style:style>
    <style:style style:name="P88" style:family="paragraph" style:parent-style-name="Preformatted_20_Text" style:list-style-name="L15">
      <style:paragraph-properties fo:margin-top="0cm" fo:margin-bottom="0.499cm" style:contextual-spacing="false"/>
    </style:style>
    <style:style style:name="P89" style:family="paragraph" style:parent-style-name="Preformatted_20_Text" style:list-style-name="L18"/>
    <style:style style:name="P90" style:family="paragraph" style:parent-style-name="Preformatted_20_Text" style:list-style-name="L18">
      <style:paragraph-properties fo:margin-top="0cm" fo:margin-bottom="0.499cm" style:contextual-spacing="false"/>
    </style:style>
    <style:style style:name="P91" style:family="paragraph" style:parent-style-name="Preformatted_20_Text" style:list-style-name="L19">
      <style:paragraph-properties fo:margin-top="0cm" fo:margin-bottom="0.499cm" style:contextual-spacing="false"/>
    </style:style>
    <style:style style:name="P92" style:family="paragraph" style:parent-style-name="Text_20_body" style:list-style-name="L1">
      <style:text-properties officeooo:rsid="001ebe65" officeooo:paragraph-rsid="001df1cc"/>
    </style:style>
    <style:style style:name="P93" style:family="paragraph" style:parent-style-name="Text_20_body" style:list-style-name="L2"/>
    <style:style style:name="P94" style:family="paragraph" style:parent-style-name="Text_20_body" style:list-style-name="L3"/>
    <style:style style:name="P95" style:family="paragraph" style:parent-style-name="Text_20_body" style:list-style-name="L4"/>
    <style:style style:name="P96" style:family="paragraph" style:parent-style-name="Text_20_body" style:list-style-name="L5"/>
    <style:style style:name="P97" style:family="paragraph" style:parent-style-name="Text_20_body" style:list-style-name="L6"/>
    <style:style style:name="P98" style:family="paragraph" style:parent-style-name="Text_20_body" style:list-style-name="L7"/>
    <style:style style:name="P99" style:family="paragraph" style:parent-style-name="Text_20_body" style:list-style-name="L8"/>
    <style:style style:name="P100" style:family="paragraph" style:parent-style-name="Text_20_body" style:list-style-name="L9"/>
    <style:style style:name="P101" style:family="paragraph" style:parent-style-name="Text_20_body" style:list-style-name="L10"/>
    <style:style style:name="P102" style:family="paragraph" style:parent-style-name="Text_20_body" style:list-style-name="L11"/>
    <style:style style:name="P103" style:family="paragraph" style:parent-style-name="Text_20_body" style:list-style-name="L12"/>
    <style:style style:name="P104" style:family="paragraph" style:parent-style-name="Text_20_body" style:list-style-name="L12">
      <style:paragraph-properties fo:margin-left="0cm" fo:margin-right="0cm" fo:orphans="1" fo:text-indent="0cm" style:auto-text-indent="false"/>
    </style:style>
    <style:style style:name="P105" style:family="paragraph" style:parent-style-name="Text_20_body" style:list-style-name="L18">
      <style:paragraph-properties fo:margin-left="0cm" fo:margin-right="0cm" fo:orphans="1" fo:text-indent="0cm" style:auto-text-indent="false"/>
    </style:style>
    <style:style style:name="P106" style:family="paragraph" style:parent-style-name="Text_20_body" style:list-style-name="L19">
      <style:paragraph-properties fo:margin-left="0cm" fo:margin-right="0cm" fo:orphans="1" fo:text-indent="0cm" style:auto-text-indent="false"/>
    </style:style>
    <style:style style:name="P107" style:family="paragraph" style:parent-style-name="Text_20_body" style:list-style-name="L13"/>
    <style:style style:name="P108" style:family="paragraph" style:parent-style-name="Text_20_body" style:list-style-name="L14"/>
    <style:style style:name="P109" style:family="paragraph" style:parent-style-name="Text_20_body" style:list-style-name="L15"/>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9"/>
    <style:style style:name="T1" style:family="text">
      <style:text-properties officeooo:rsid="000f95f0"/>
    </style:style>
    <style:style style:name="T2" style:family="text">
      <style:text-properties officeooo:rsid="00126b37"/>
    </style:style>
    <style:style style:name="T3" style:family="text">
      <style:text-properties officeooo:rsid="0014598c"/>
    </style:style>
    <style:style style:name="T4" style:family="text">
      <style:text-properties officeooo:rsid="00163965"/>
    </style:style>
    <style:style style:name="T5" style:family="text">
      <style:text-properties officeooo:rsid="00176d6e"/>
    </style:style>
    <style:style style:name="T6" style:family="text">
      <style:text-properties officeooo:rsid="0018111a"/>
    </style:style>
    <style:style style:name="T7" style:family="text">
      <style:text-properties style:text-position="super 58%" officeooo:rsid="0018111a"/>
    </style:style>
    <style:style style:name="T8" style:family="text">
      <style:text-properties officeooo:rsid="00194a05"/>
    </style:style>
    <style:style style:name="T9" style:family="text">
      <style:text-properties officeooo:rsid="00196981"/>
    </style:style>
    <style:style style:name="T10" style:family="text">
      <style:text-properties officeooo:rsid="00199a59"/>
    </style:style>
    <style:style style:name="T11" style:family="text">
      <style:text-properties officeooo:rsid="001f3369"/>
    </style:style>
    <style:style style:name="T12" style:family="text">
      <style:text-properties officeooo:rsid="0020738c"/>
    </style:style>
    <style:style style:name="T13" style:family="text">
      <style:text-properties officeooo:rsid="0021b336"/>
    </style:style>
    <style:style style:name="T14" style:family="text">
      <style:text-properties officeooo:rsid="00240d51"/>
    </style:style>
    <style:style style:name="T15" style:family="text">
      <style:text-properties officeooo:rsid="00250fdf"/>
    </style:style>
    <style:style style:name="T16" style:family="text">
      <style:text-properties officeooo:rsid="0026c35e"/>
    </style:style>
    <style:style style:name="T17" style:family="text">
      <style:text-properties officeooo:rsid="0027bd25"/>
    </style:style>
    <style:style style:name="T18" style:family="text">
      <style:text-properties officeooo:rsid="002b545c"/>
    </style:style>
    <style:style style:name="T19" style:family="text">
      <style:text-properties officeooo:rsid="002c6c97"/>
    </style:style>
    <style:style style:name="T20" style:family="text">
      <style:text-properties officeooo:rsid="002e5cee"/>
    </style:style>
    <style:style style:name="T21" style:family="text">
      <style:text-properties officeooo:rsid="00304a86"/>
    </style:style>
    <style:style style:name="T22" style:family="text">
      <style:text-properties officeooo:rsid="0033ee86"/>
    </style:style>
    <style:style style:name="T23" style:family="text">
      <style:text-properties officeooo:rsid="00342355"/>
    </style:style>
    <style:style style:name="T24" style:family="text">
      <style:text-properties officeooo:rsid="00360510"/>
    </style:style>
    <style:style style:name="T25" style:family="text">
      <style:text-properties officeooo:rsid="003963c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 LANGUAGE - INTRODUC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IOVAN BAR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 0.1</text:p>
      <text:p text:style-name="P2">2024/11/09</text:p>
      <text:p text:style-name="P2"/>
      <text:p text:style-name="P31"><text:bookmark-start text:name="__RefHeading___Toc272_1336215014"/>Creative Commons Attribution - ShareAlike 4.0 International License<text:bookmark-end text:name="__RefHeading___Toc272_1336215014"/></text:p>
      <text:p text:style-name="P24">This work is licensed under a Creative Commons Attribution-ShareAlike 4.0 International License. You are free to:</text:p>
      <text:list text:style-name="L1">
        <text:list-item>
          <text:p text:style-name="P92">Share: Copy and redistribute the material in any medium or format.</text:p>
        </text:list-item>
        <text:list-item>
          <text:p text:style-name="P92">Adapt: Remix, transform, and build upon the material for any purpose, even commercially.</text:p>
        </text:list-item>
      </text:list>
      <text:p text:style-name="P24">Under the following terms:</text:p>
      <text:p text:style-name="P24">Attribution: You must give appropriate credit, provide a link to the license, and indicate if changes were made. You may do so in any reasonable manner, but not in any way that suggests the licensor endorses you or your use.</text:p>
      <text:p text:style-name="P24">ShareAlike: If you remix, transform, or build upon the material, you must distribute your contributions under the same license as the original.</text:p>
      <text:p text:style-name="P24">For more details, see Creative Commons.</text:p>
      <text:p text:style-name="P24">https://creativecommons.org/licenses/by-sa/4.0/</text:p>
      <text:p text:style-name="P31"><text:bookmark-start text:name="__RefHeading___Toc274_1336215014"/>Disclaimer<text:bookmark-end text:name="__RefHeading___Toc274_1336215014"/></text:p>
      <text:p text:style-name="P24">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48">Summary</text:p>
          </text:index-title>
          <text:p text:style-name="P45"><text:a xlink:type="simple" xlink:href="#__RefHeading___Toc3731_263585604" text:style-name="Index_20_Link" text:visited-style-name="Index_20_Link">Structure<text:tab/>6</text:a></text:p>
          <text:p text:style-name="P45"><text:a xlink:type="simple" xlink:href="#__RefHeading___Toc3733_263585604" text:style-name="Index_20_Link" text:visited-style-name="Index_20_Link">Compilation<text:tab/>7</text:a></text:p>
          <text:p text:style-name="P45"><text:a xlink:type="simple" xlink:href="#__RefHeading___Toc3735_263585604" text:style-name="Index_20_Link" text:visited-style-name="Index_20_Link">Preprocessing, compilation, assembly and linking<text:tab/>8</text:a></text:p>
          <text:p text:style-name="P46"><text:a xlink:type="simple" xlink:href="#__RefHeading___Toc3759_263585604" text:style-name="Index_20_Link" text:visited-style-name="Index_20_Link">Compilation<text:tab/>8</text:a></text:p>
          <text:p text:style-name="P46"><text:a xlink:type="simple" xlink:href="#__RefHeading___Toc3761_263585604" text:style-name="Index_20_Link" text:visited-style-name="Index_20_Link">Linking<text:tab/>8</text:a></text:p>
          <text:p text:style-name="P46"><text:a xlink:type="simple" xlink:href="#__RefHeading___Toc3763_263585604" text:style-name="Index_20_Link" text:visited-style-name="Index_20_Link">Summary<text:tab/>8</text:a></text:p>
          <text:p text:style-name="P45"><text:a xlink:type="simple" xlink:href="#__RefHeading___Toc3737_263585604" text:style-name="Index_20_Link" text:visited-style-name="Index_20_Link">Writing in terminal<text:tab/>9</text:a></text:p>
          <text:p text:style-name="P45"><text:a xlink:type="simple" xlink:href="#__RefHeading___Toc3739_263585604" text:style-name="Index_20_Link" text:visited-style-name="Index_20_Link">Comments<text:tab/>10</text:a></text:p>
          <text:p text:style-name="P45"><text:a xlink:type="simple" xlink:href="#__RefHeading___Toc3741_263585604" text:style-name="Index_20_Link" text:visited-style-name="Index_20_Link">Writing in file<text:tab/>11</text:a></text:p>
          <text:p text:style-name="P45"><text:a xlink:type="simple" xlink:href="#__RefHeading___Toc3743_263585604" text:style-name="Index_20_Link" text:visited-style-name="Index_20_Link">Some types in C and string formatting<text:tab/>14</text:a></text:p>
          <text:p text:style-name="P45"><text:a xlink:type="simple" xlink:href="#__RefHeading___Toc3745_263585604" text:style-name="Index_20_Link" text:visited-style-name="Index_20_Link">Reading from terminal<text:tab/>15</text:a></text:p>
          <text:p text:style-name="P45"><text:a xlink:type="simple" xlink:href="#__RefHeading___Toc3747_263585604" text:style-name="Index_20_Link" text:visited-style-name="Index_20_Link">Reading from a text file<text:tab/>16</text:a></text:p>
          <text:p text:style-name="P45"><text:a xlink:type="simple" xlink:href="#__RefHeading___Toc3749_263585604" text:style-name="Index_20_Link" text:visited-style-name="Index_20_Link">For<text:tab/>18</text:a></text:p>
          <text:p text:style-name="P45"><text:a xlink:type="simple" xlink:href="#__RefHeading___Toc3751_263585604" text:style-name="Index_20_Link" text:visited-style-name="Index_20_Link">While<text:tab/>19</text:a></text:p>
          <text:p text:style-name="P45"><text:a xlink:type="simple" xlink:href="#__RefHeading___Toc3753_263585604" text:style-name="Index_20_Link" text:visited-style-name="Index_20_Link">If<text:tab/>20</text:a></text:p>
          <text:p text:style-name="P45"><text:a xlink:type="simple" xlink:href="#__RefHeading___Toc3765_263585604" text:style-name="Index_20_Link" text:visited-style-name="Index_20_Link">Functions<text:tab/>21</text:a></text:p>
          <text:p text:style-name="P45"><text:a xlink:type="simple" xlink:href="#__RefHeading___Toc3767_263585604" text:style-name="Index_20_Link" text:visited-style-name="Index_20_Link">Structs<text:tab/>23</text:a></text:p>
          <text:p text:style-name="P45"><text:a xlink:type="simple" xlink:href="#__RefHeading___Toc3404_1855044921" text:style-name="Index_20_Link" text:visited-style-name="Index_20_Link">Pointers<text:tab/>25</text:a></text:p>
          <text:p text:style-name="P45"><text:a xlink:type="simple" xlink:href="#__RefHeading___Toc3406_1855044921" text:style-name="Index_20_Link" text:visited-style-name="Index_20_Link">Structs with pointers<text:tab/>26</text:a></text:p>
          <text:p text:style-name="P45"><text:a xlink:type="simple" xlink:href="#__RefHeading___Toc2878_216155968" text:style-name="Index_20_Link" text:visited-style-name="Index_20_Link">Libraries<text:tab/>28</text:a></text:p>
          <text:p text:style-name="P46"><text:a xlink:type="simple" xlink:href="#__RefHeading___Toc2880_216155968" text:style-name="Index_20_Link" text:visited-style-name="Index_20_Link">Static Libraries<text:tab/>28</text:a></text:p>
          <text:p text:style-name="P47"><text:a xlink:type="simple" xlink:href="#__RefHeading___Toc2882_216155968" text:style-name="Index_20_Link" text:visited-style-name="Index_20_Link">Creating a Static Library<text:tab/>28</text:a></text:p>
          <text:p text:style-name="P46"><text:a xlink:type="simple" xlink:href="#__RefHeading___Toc2884_216155968" text:style-name="Index_20_Link" text:visited-style-name="Index_20_Link">Dynamic Libraries<text:tab/>28</text:a></text:p>
          <text:p text:style-name="P47"><text:a xlink:type="simple" xlink:href="#__RefHeading___Toc2886_216155968" text:style-name="Index_20_Link" text:visited-style-name="Index_20_Link">Creating a Dynamic Library<text:tab/>28</text:a></text:p>
          <text:p text:style-name="P46"><text:a xlink:type="simple" xlink:href="#__RefHeading___Toc2888_216155968" text:style-name="Index_20_Link" text:visited-style-name="Index_20_Link">Using Dynamic Libraries<text:tab/>28</text:a></text:p>
          <text:p text:style-name="P46"><text:a xlink:type="simple" xlink:href="#__RefHeading___Toc2890_216155968" text:style-name="Index_20_Link" text:visited-style-name="Index_20_Link">Advantages and Disadvantages<text:tab/>28</text:a></text:p>
          <text:p text:style-name="P45"><text:a xlink:type="simple" xlink:href="#__RefHeading___Toc2892_216155968" text:style-name="Index_20_Link" text:visited-style-name="Index_20_Link">Static Library Example<text:tab/>30</text:a></text:p>
          <text:p text:style-name="P45"><text:a xlink:type="simple" xlink:href="#__RefHeading___Toc2910_216155968" text:style-name="Index_20_Link" text:visited-style-name="Index_20_Link">Dynamic library example<text:tab/>32</text:a></text:p>
          <text:p text:style-name="P46"><text:a xlink:type="simple" xlink:href="#__RefHeading___Toc2912_216155968" text:style-name="Index_20_Link" text:visited-style-name="Index_20_Link">First.<text:tab/>32</text:a></text:p>
          <text:p text:style-name="P46"><text:a xlink:type="simple" xlink:href="#__RefHeading___Toc2914_216155968" text:style-name="Index_20_Link" text:visited-style-name="Index_20_Link">Next.<text:tab/>32</text:a></text:p>
          <text:p text:style-name="P46"><text:a xlink:type="simple" xlink:href="#__RefHeading___Toc2916_216155968" text:style-name="Index_20_Link" text:visited-style-name="Index_20_Link">Step 3: Compile the Application<text:tab/>32</text:a></text:p>
          <text:p text:style-name="P46"><text:a xlink:type="simple" xlink:href="#__RefHeading___Toc2918_216155968" text:style-name="Index_20_Link" text:visited-style-name="Index_20_Link">Step 4: Run the Application<text:tab/>32</text:a></text:p>
          <text:p text:style-name="P46"><text:a xlink:type="simple" xlink:href="#__RefHeading___Toc2920_216155968" text:style-name="Index_20_Link" text:visited-style-name="Index_20_Link">Summary<text:tab/>32</text:a></text:p>
          <text:p text:style-name="P46"><text:a xlink:type="simple" xlink:href="#__RefHeading___Toc2922_216155968" text:style-name="Index_20_Link" text:visited-style-name="Index_20_Link">Common Locations for Dynamic Libraries<text:tab/>33</text:a></text:p>
          <text:p text:style-name="P46"><text:a xlink:type="simple" xlink:href="#__RefHeading___Toc2924_216155968" text:style-name="Index_20_Link" text:visited-style-name="Index_20_Link">Additional Locations<text:tab/>33</text:a></text:p>
          <text:p text:style-name="P46"><text:a xlink:type="simple" xlink:href="#__RefHeading___Toc2926_216155968" text:style-name="Index_20_Link" text:visited-style-name="Index_20_Link">Configuring Library Paths<text:tab/>33</text:a></text:p>
          <text:p text:style-name="P45"><text:a xlink:type="simple" xlink:href="#__RefHeading___Toc3658_2482962456" text:style-name="Index_20_Link" text:visited-style-name="Index_20_Link">C header files locations<text:tab/>34</text:a></text:p>
          <text:p text:style-name="P45"><text:a xlink:type="simple" xlink:href="#__RefHeading___Toc3660_2482962456" text:style-name="Index_20_Link" text:visited-style-name="Index_20_Link">Proc files<text:tab/>35</text:a></text:p>
          <text:p text:style-name="P45"><text:a xlink:type="simple" xlink:href="#__RefHeading___Toc3769_263585604" text:style-name="Index_20_Link" text:visited-style-name="Index_20_Link">Xml<text:tab/>38</text:a></text:p>
          <text:p text:style-name="P46"><text:a xlink:type="simple" xlink:href="#__RefHeading___Toc3771_263585604" text:style-name="Index_20_Link" text:visited-style-name="Index_20_Link">On Ubuntu/Debian<text:tab/>38</text:a></text:p>
          <text:p text:style-name="P46"><text:a xlink:type="simple" xlink:href="#__RefHeading___Toc3773_263585604" text:style-name="Index_20_Link" text:visited-style-name="Index_20_Link">On Fedora<text:tab/>38</text:a></text:p>
          <text:p text:style-name="P46"><text:a xlink:type="simple" xlink:href="#__RefHeading___Toc3775_263585604" text:style-name="Index_20_Link" text:visited-style-name="Index_20_Link">On macOS<text:tab/>38</text:a></text:p>
          <text:p text:style-name="P46"><text:a xlink:type="simple" xlink:href="#__RefHeading___Toc3777_263585604" text:style-name="Index_20_Link" text:visited-style-name="Index_20_Link">On Windows<text:tab/>38</text:a></text:p>
          <text:p text:style-name="P45"><text:a xlink:type="simple" xlink:href="#__RefHeading___Toc3755_263585604" text:style-name="Index_20_Link" text:visited-style-name="Index_20_Link">Random<text:tab/>46</text:a></text:p>
          <text:p text:style-name="P45"><text:a xlink:type="simple" xlink:href="#__RefHeading___Toc1548_1260640029" text:style-name="Index_20_Link" text:visited-style-name="Index_20_Link">Syntax validation<text:tab/>48</text:a></text:p>
          <text:p text:style-name="P45"><text:a xlink:type="simple" xlink:href="#__RefHeading___Toc1550_1260640029" text:style-name="Index_20_Link" text:visited-style-name="Index_20_Link">Static analysis<text:tab/>49</text:a></text:p>
          <text:p text:style-name="P45"><text:a xlink:type="simple" xlink:href="#__RefHeading___Toc2894_216155968" text:style-name="Index_20_Link" text:visited-style-name="Index_20_Link">Unit Testing<text:tab/>50</text:a></text:p>
          <text:p text:style-name="P45"><text:a xlink:type="simple" xlink:href="#__RefHeading___Toc1552_1260640029" text:style-name="Index_20_Link" text:visited-style-name="Index_20_Link">Profiling code<text:tab/>56</text:a></text:p>
          <text:p text:style-name="P45"><text:a xlink:type="simple" xlink:href="#__RefHeading___Toc1554_1260640029" text:style-name="Index_20_Link" text:visited-style-name="Index_20_Link">GCC profiling tools<text:tab/>57</text:a></text:p>
          <text:p text:style-name="P46"><text:a xlink:type="simple" xlink:href="#__RefHeading___Toc1556_1260640029" text:style-name="Index_20_Link" text:visited-style-name="Index_20_Link">Profiling Features<text:tab/>57</text:a></text:p>
          <text:p text:style-name="P46"><text:a xlink:type="simple" xlink:href="#__RefHeading___Toc1558_1260640029" text:style-name="Index_20_Link" text:visited-style-name="Index_20_Link"><text:soft-page-break/>Debugging Features<text:tab/>57</text:a></text:p>
          <text:p text:style-name="P45"><text:a xlink:type="simple" xlink:href="#__RefHeading___Toc1560_1260640029" text:style-name="Index_20_Link" text:visited-style-name="Index_20_Link">Profiling example<text:tab/>58</text:a></text:p>
          <text:p text:style-name="P45"><text:a xlink:type="simple" xlink:href="#__RefHeading___Toc1535_1260640029" text:style-name="Index_20_Link" text:visited-style-name="Index_20_Link">References<text:tab/>59</text:a></text:p>
          <text:p text:style-name="P45"><text:a xlink:type="simple" xlink:href="#__RefHeading___Toc1562_1260640029" text:style-name="Index_20_Link" text:visited-style-name="Index_20_Link">To Do<text:tab/>60</text:a></text:p>
        </text:index-body>
      </text:table-of-content>
      <text:p text:style-name="P3"/>
      <text:h text:style-name="P59" text:outline-level="2"><text:bookmark-start text:name="__RefHeading___Toc3731_263585604"/>Structure<text:bookmark-end text:name="__RefHeading___Toc3731_263585604"/></text:h>
      <text:p text:style-name="P9">// <text:span text:style-name="T2">hello.c</text:span></text:p>
      <text:p text:style-name="P9">#include &lt;stdio.h&gt; <text:s/><text:tab/><text:tab/><text:tab/>// <text:span text:style-name="T1">library</text:span></text:p>
      <text:p text:style-name="P9">int main() {<text:tab/><text:tab/><text:tab/><text:tab/>// <text:span text:style-name="T1">main is the entry point function</text:span></text:p>
      <text:p text:style-name="P9"><text:s text:c="4"/>printf("Hello, World!\n");<text:tab/><text:tab/>// <text:span text:style-name="T1">write in console</text:span></text:p>
      <text:p text:style-name="P9"><text:s text:c="4"/>return 0;<text:tab/><text:tab/><text:tab/><text:tab/>// <text:span text:style-name="T1">if return 0, than everything is ok</text:span></text:p>
      <text:p text:style-name="P9">}<text:tab/><text:tab/><text:tab/><text:tab/><text:tab/>// <text:span text:style-name="T1">end of the main function</text:span></text:p>
      <text:p text:style-name="P9"/>
      <text:h text:style-name="P59" text:outline-level="2"><text:bookmark-start text:name="__RefHeading___Toc3733_263585604"/>Compilation<text:bookmark-end text:name="__RefHeading___Toc3733_263585604"/></text:h>
      <text:p text:style-name="P10">To check if the Linux system has the gcc compiler:</text:p>
      <text:p text:style-name="P10">gcc --version</text:p>
      <text:p text:style-name="P10"/>
      <text:p text:style-name="P10">To install the gcc in case the Linux doesn’t have it yet:</text:p>
      <text:p text:style-name="P10">sudo apt-get update</text:p>
      <text:p text:style-name="P10">sudo apt install gcc</text:p>
      <text:p text:style-name="P1"/>
      <text:p text:style-name="P1">To compile a file called hello.c:</text:p>
      <text:p text:style-name="P1">gcc -o hello hello.c</text:p>
      <text:p text:style-name="P1"/>
      <text:p text:style-name="P1">To run hello:</text:p>
      <text:p text:style-name="P1">./hello</text:p>
      <text:p text:style-name="P1"/>
      <text:p text:style-name="P1"/>
      <text:h text:style-name="P60" text:outline-level="2"><text:bookmark-start text:name="__RefHeading___Toc3735_263585604"/>Preprocessing, compilation, assembly and linking<text:bookmark-end text:name="__RefHeading___Toc3735_263585604"/></text:h>
      <text:h text:style-name="P7" text:outline-level="3"><text:bookmark-start text:name="__RefHeading___Toc3759_263585604"/>Compilation<text:bookmark-end text:name="__RefHeading___Toc3759_263585604"/></text:h>
      <text:list text:style-name="L2">
        <text:list-item>
          <text:p text:style-name="P93"><text:span text:style-name="Strong_20_Emphasis">Preprocessing</text:span>: The preprocessor handles directives like <text:span text:style-name="Source_20_Text">#include</text:span> and <text:span text:style-name="Source_20_Text">#define</text:span>. It processes these directives and produces an expanded source code file.</text:p>
          <text:p text:style-name="P79"><text:span text:style-name="Source_20_Text">gcc -E hello.c -o hello.i</text:span></text:p>
        </text:list-item>
        <text:list-item>
          <text:p text:style-name="P93"><text:span text:style-name="Strong_20_Emphasis">Compilation</text:span>: The compiler translates the preprocessed code into assembly language. This step checks for syntax errors and generates an assembly file.</text:p>
          <text:p text:style-name="P79"><text:span text:style-name="Source_20_Text">gcc -S hello.i -o hello.s</text:span></text:p>
        </text:list-item>
        <text:list-item>
          <text:p text:style-name="P93"><text:span text:style-name="Strong_20_Emphasis">Assembly</text:span>: The assembler converts the assembly code into machine code, producing an object file (<text:span text:style-name="Source_20_Text">.o</text:span> or <text:span text:style-name="Source_20_Text">.obj</text:span>).</text:p>
          <text:p text:style-name="P79"><text:span text:style-name="Source_20_Text">gcc -c hello.s -o hello.o</text:span></text:p>
        </text:list-item>
      </text:list>
      <text:h text:style-name="Heading_20_3" text:outline-level="3"><text:bookmark-start text:name="__RefHeading___Toc3761_263585604"/>Linking<text:bookmark-end text:name="__RefHeading___Toc3761_263585604"/></text:h>
      <text:list text:style-name="L3">
        <text:list-item>
          <text:p text:style-name="P94"><text:span text:style-name="Strong_20_Emphasis">Linking</text:span>: The linker combines the object file with other object files and libraries to produce an executable. It resolves references to external symbols and addresses.</text:p>
          <text:p text:style-name="P80"><text:span text:style-name="Source_20_Text">gcc hello.o -o hello</text:span></text:p>
        </text:list-item>
      </text:list>
      <text:h text:style-name="Heading_20_3" text:outline-level="3"><text:bookmark-start text:name="__RefHeading___Toc3763_263585604"/>Summary<text:bookmark-end text:name="__RefHeading___Toc3763_263585604"/></text:h>
      <text:list text:style-name="L4">
        <text:list-item>
          <text:p text:style-name="P95"><text:span text:style-name="Strong_20_Emphasis">Preprocessing</text:span>: Handles directives and expands macros.</text:p>
        </text:list-item>
        <text:list-item>
          <text:p text:style-name="P95"><text:span text:style-name="Strong_20_Emphasis">Compilation</text:span>: Converts source code to assembly language.</text:p>
        </text:list-item>
        <text:list-item>
          <text:p text:style-name="P95"><text:span text:style-name="Strong_20_Emphasis">Assembly</text:span>: Translates assembly code to machine code (object file).</text:p>
        </text:list-item>
        <text:list-item>
          <text:p text:style-name="P95"><text:span text:style-name="Strong_20_Emphasis">Linking</text:span>: Combines object files and libraries into an executable.</text:p>
        </text:list-item>
      </text:list>
      <text:p text:style-name="Text_20_body">This process ensures that your C program is transformed from human-readable code into a format that the computer can execute.</text:p>
      <text:p text:style-name="P8"/>
      <text:h text:style-name="P60" text:outline-level="2"><text:bookmark-start text:name="__RefHeading___Toc3737_263585604"/>Writing in terminal<text:bookmark-end text:name="__RefHeading___Toc3737_263585604"/></text:h>
      <text:p text:style-name="P8">// <text:span text:style-name="T2">write_in_terminal.c</text:span></text:p>
      <text:p text:style-name="P8">#include &lt;stdio.h&gt;</text:p>
      <text:p text:style-name="P8"/>
      <text:p text:style-name="P8">int main() {</text:p>
      <text:p text:style-name="P8"><text:s text:c="4"/>// Using puts</text:p>
      <text:p text:style-name="P8"><text:s text:c="4"/>puts("Hello, World!");</text:p>
      <text:p text:style-name="P8"><text:s text:c="4"/>// Using printf</text:p>
      <text:p text:style-name="P8"><text:s text:c="4"/>printf("Hello, World!\n");</text:p>
      <text:p text:style-name="P8"><text:s text:c="4"/>// Using fprintf</text:p>
      <text:p text:style-name="P8"><text:s text:c="4"/>fprintf(stdout, "Hello, World!\n");</text:p>
      <text:p text:style-name="P8"/>
      <text:p text:style-name="P8"><text:s text:c="4"/>return 0;</text:p>
      <text:p text:style-name="P8">}</text:p>
      <text:p text:style-name="P8"/>
      <text:h text:style-name="P61" text:outline-level="2"><text:bookmark-start text:name="__RefHeading___Toc3739_263585604"/>Comments<text:bookmark-end text:name="__RefHeading___Toc3739_263585604"/></text:h>
      <text:p text:style-name="P12">// <text:span text:style-name="T3">comments.c</text:span></text:p>
      <text:p text:style-name="P12">#include &lt;stdio.h&gt;</text:p>
      <text:p text:style-name="P12">int main() {</text:p>
      <text:p text:style-name="P12"><text:s text:c="4"/>// This is a single-line comment</text:p>
      <text:p text:style-name="P12"><text:s text:c="4"/>printf("Hello, World!\n");</text:p>
      <text:p text:style-name="P12"><text:s text:c="4"/>/*</text:p>
      <text:p text:style-name="P12"><text:s text:c="5"/>* This is a multi-line comment</text:p>
      <text:p text:style-name="P12"><text:s text:c="5"/>* It can span multiple lines</text:p>
      <text:p text:style-name="P12"><text:s text:c="5"/>*/</text:p>
      <text:p text:style-name="P12"><text:s text:c="4"/>printf("This program demonstrates comments in C.\n");</text:p>
      <text:p text:style-name="P12"><text:s text:c="4"/>return 0;</text:p>
      <text:p text:style-name="P12">}</text:p>
      <text:p text:style-name="P8"/>
      <text:h text:style-name="P61" text:outline-level="2"><text:bookmark-start text:name="__RefHeading___Toc3741_263585604"/>Writing in file<text:bookmark-end text:name="__RefHeading___Toc3741_263585604"/></text:h>
      <text:p text:style-name="P12">// <text:span text:style-name="T3">writing_in_file.c</text:span></text:p>
      <text:p text:style-name="P12">#include &lt;stdio.h&gt;</text:p>
      <text:p text:style-name="P12"/>
      <text:p text:style-name="P12">int main() {</text:p>
      <text:p text:style-name="P12"><text:s text:c="4"/>// Open the file for writing</text:p>
      <text:p text:style-name="P12"><text:s text:c="4"/>FILE *file = fopen("agreements.txt", "w");</text:p>
      <text:p text:style-name="P12"/>
      <text:p text:style-name="P12"><text:s text:c="4"/>// Check if the file was opened successfully</text:p>
      <text:p text:style-name="P12"><text:s text:c="4"/>if (file == NULL) {</text:p>
      <text:p text:style-name="P12"><text:s text:c="8"/>printf("Error opening file!\n");</text:p>
      <text:p text:style-name="P12"><text:s text:c="8"/>return 1;</text:p>
      <text:p text:style-name="P12"><text:s text:c="4"/>}</text:p>
      <text:p text:style-name="P12"><text:s text:c="4"/>// Write "Hello, World!" to the file</text:p>
      <text:p text:style-name="P12"><text:s text:c="4"/>fprintf(file, "Hello, World!\n");</text:p>
      <text:p text:style-name="P12"><text:s text:c="4"/>// Close the file</text:p>
      <text:p text:style-name="P12"><text:s text:c="4"/>fclose(file);</text:p>
      <text:p text:style-name="P12"><text:s text:c="4"/>printf("Message written to agreements.txt\n");</text:p>
      <text:p text:style-name="P12"/>
      <text:p text:style-name="P12"><text:s text:c="4"/>return 0;</text:p>
      <text:p text:style-name="P12">}</text:p>
      <text:p text:style-name="P12"/>
      <text:p text:style-name="P13">// <text:span text:style-name="T4">write_mult_lines.c</text:span></text:p>
      <text:p text:style-name="P12">#include &lt;stdio.h&gt;</text:p>
      <text:p text:style-name="P12"/>
      <text:p text:style-name="P12">int main() {</text:p>
      <text:p text:style-name="P12"><text:s text:c="4"/>FILE *file;</text:p>
      <text:p text:style-name="P12"/>
      <text:p text:style-name="P12"><text:s text:c="4"/>// Write 1 to the file</text:p>
      <text:p text:style-name="P12"><text:s text:c="4"/>file = fopen("numbers.txt", "w");</text:p>
      <text:p text:style-name="P12"><text:s text:c="4"/>if (file == NULL) {</text:p>
      <text:p text:style-name="P12"><text:s text:c="8"/>printf("Error opening file!\n");</text:p>
      <text:p text:style-name="P12"><text:s text:c="8"/>return 1;</text:p>
      <text:p text:style-name="P12"><text:s text:c="4"/>}</text:p>
      <text:p text:style-name="P12"><text:s text:c="4"/>fprintf(file, "1\n");</text:p>
      <text:p text:style-name="P12"><text:s text:c="4"/>fclose(file);</text:p>
      <text:p text:style-name="P12"/>
      <text:p text:style-name="P12"><text:s text:c="4"/>// Write 2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2\n");</text:p>
      <text:p text:style-name="P12"><text:s text:c="4"/>fclose(file);</text:p>
      <text:p text:style-name="P12"/>
      <text:p text:style-name="P12"><text:s text:c="4"/>// Write 3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3\n");</text:p>
      <text:p text:style-name="P12"><text:s text:c="4"/>fclose(file);</text:p>
      <text:p text:style-name="P12"><text:soft-page-break/></text:p>
      <text:p text:style-name="P12"><text:s text:c="4"/>printf("Numbers written to numbers.txt\n");</text:p>
      <text:p text:style-name="P12"/>
      <text:p text:style-name="P12"><text:s text:c="4"/>return 0;</text:p>
      <text:p text:style-name="P12">}</text:p>
      <text:p text:style-name="P12"/>
      <text:h text:style-name="P62" text:outline-level="2"><text:bookmark-start text:name="__RefHeading___Toc3743_263585604"/>Some types in C and string formatting<text:bookmark-end text:name="__RefHeading___Toc3743_263585604"/></text:h>
      <text:p text:style-name="P14">// <text:span text:style-name="T5">types.c</text:span></text:p>
      <text:p text:style-name="P14">#include &lt;stdio.h&gt;</text:p>
      <text:p text:style-name="P14"/>
      <text:p text:style-name="P14">int main() {</text:p>
      <text:p text:style-name="P14"><text:s text:c="4"/>char name[] = "Joe";</text:p>
      <text:p text:style-name="P14"><text:s text:c="4"/>int age = 55;</text:p>
      <text:p text:style-name="P14"><text:s text:c="4"/>float height = 1.77;</text:p>
      <text:p text:style-name="P14"/>
      <text:p text:style-name="P14"><text:s text:c="4"/>printf("Name: %s, Age: %d, Height: %.2f cm\n", name, age, height);</text:p>
      <text:p text:style-name="P14"/>
      <text:p text:style-name="P14"><text:s text:c="4"/>return 0;</text:p>
      <text:p text:style-name="P14">}</text:p>
      <text:p text:style-name="P14"/>
      <text:h text:style-name="P62" text:outline-level="2"><text:bookmark-start text:name="__RefHeading___Toc3745_263585604"/>Reading from terminal<text:bookmark-end text:name="__RefHeading___Toc3745_263585604"/></text:h>
      <text:p text:style-name="P14">// <text:span text:style-name="T6">reading_from_terminal.c</text:span></text:p>
      <text:p text:style-name="P14">#include &lt;stdio.h&gt;</text:p>
      <text:p text:style-name="P14"/>
      <text:p text:style-name="P14">int main() {</text:p>
      <text:p text:style-name="P14"><text:s text:c="4"/>char name[50];</text:p>
      <text:p text:style-name="P14"><text:s text:c="4"/>int age;</text:p>
      <text:p text:style-name="P14"><text:s text:c="4"/>float height;</text:p>
      <text:p text:style-name="P14"/>
      <text:p text:style-name="P14"><text:s text:c="4"/>// Ask for the user's name</text:p>
      <text:p text:style-name="P14"><text:s text:c="4"/>printf("Enter your name: ");</text:p>
      <text:p text:style-name="P14"><text:s text:c="4"/>fgets(name, sizeof(name), stdin); // <text:span text:style-name="T6">read the line while scanf just read the 1</text:span><text:span text:style-name="T7">st</text:span><text:span text:style-name="T6"> word</text:span></text:p>
      <text:p text:style-name="P14"/>
      <text:p text:style-name="P14"><text:s text:c="4"/>// Ask for the user's age</text:p>
      <text:p text:style-name="P14"><text:s text:c="4"/>printf("Enter your age: ");</text:p>
      <text:p text:style-name="P14"><text:s text:c="4"/>scanf("%d", &amp;age);</text:p>
      <text:p text:style-name="P14"/>
      <text:p text:style-name="P14"><text:s text:c="4"/>// Ask for the user's height</text:p>
      <text:p text:style-name="P14"><text:s text:c="4"/>printf("Enter your height (in cm): ");</text:p>
      <text:p text:style-name="P14"><text:s text:c="4"/>scanf("%f", &amp;height);</text:p>
      <text:p text:style-name="P14"/>
      <text:p text:style-name="P14"><text:s text:c="4"/>// Print the collected information</text:p>
      <text:p text:style-name="P14"><text:s text:c="4"/>printf("Name: %s", name);</text:p>
      <text:p text:style-name="P14"><text:s text:c="4"/>printf("Age: %d\n", age);</text:p>
      <text:p text:style-name="P14"><text:s text:c="4"/>printf("Height: %.2f cm\n", height);</text:p>
      <text:p text:style-name="P14"/>
      <text:p text:style-name="P14"><text:s text:c="4"/>return 0;</text:p>
      <text:p text:style-name="P14">}</text:p>
      <text:p text:style-name="P14"/>
      <text:h text:style-name="P63" text:outline-level="2"><text:bookmark-start text:name="__RefHeading___Toc3747_263585604"/>Reading from a text file<text:bookmark-end text:name="__RefHeading___Toc3747_263585604"/></text:h>
      <text:p text:style-name="P15">// <text:span text:style-name="T6">reading_from_text_file.c</text:span></text:p>
      <text:p text:style-name="P15">#include &lt;stdio.h&gt;</text:p>
      <text:p text:style-name="P15"/>
      <text:p text:style-name="P15">int main() {</text:p>
      <text:p text:style-name="P15"><text:s text:c="4"/>char name[50];</text:p>
      <text:p text:style-name="P15"><text:s text:c="4"/>int age;</text:p>
      <text:p text:style-name="P15"><text:s text:c="4"/>float height;</text:p>
      <text:p text:style-name="P15"/>
      <text:p text:style-name="P15"><text:s text:c="4"/>// Open the file for reading</text:p>
      <text:p text:style-name="P15"><text:s text:c="4"/>FILE *file = fopen("data.txt", "r");</text:p>
      <text:p text:style-name="P15"/>
      <text:p text:style-name="P15"><text:s text:c="4"/>// Check if the file was opened successfully</text:p>
      <text:p text:style-name="P15"><text:s text:c="4"/>if (file == NULL) {</text:p>
      <text:p text:style-name="P15"><text:s text:c="8"/>printf("Error opening file!\n");</text:p>
      <text:p text:style-name="P15"><text:s text:c="8"/>return 1;</text:p>
      <text:p text:style-name="P15"><text:s text:c="4"/>}</text:p>
      <text:p text:style-name="P15"/>
      <text:p text:style-name="P15"><text:s text:c="4"/>// Read the data from the file</text:p>
      <text:p text:style-name="P15"><text:s text:c="4"/>fgets(name, sizeof(name), file);</text:p>
      <text:p text:style-name="P15"><text:s text:c="4"/>fscanf(file, "%d", &amp;age);</text:p>
      <text:p text:style-name="P15"><text:s text:c="4"/>fscanf(file, "%f", &amp;height);</text:p>
      <text:p text:style-name="P15"/>
      <text:p text:style-name="P15"><text:s text:c="4"/>// Close the file</text:p>
      <text:p text:style-name="P15"><text:s text:c="4"/>fclose(file);</text:p>
      <text:p text:style-name="P15"/>
      <text:p text:style-name="P15"><text:s text:c="4"/>// Print the collected information</text:p>
      <text:p text:style-name="P15"><text:s text:c="4"/>printf("Name: %s", name);</text:p>
      <text:p text:style-name="P15"><text:s text:c="4"/>printf("Age: %d\n", age);</text:p>
      <text:p text:style-name="P15"><text:s text:c="4"/>printf("Height: %.2f cm\n", height);</text:p>
      <text:p text:style-name="P15"/>
      <text:p text:style-name="P15"><text:soft-page-break/><text:s text:c="4"/>return 0;</text:p>
      <text:p text:style-name="P15">}</text:p>
      <text:p text:style-name="P15"/>
      <text:p text:style-name="P4">Note: the content in the data.txt must be in this format:</text:p>
      <text:p text:style-name="P4">Joe</text:p>
      <text:p text:style-name="P4">55</text:p>
      <text:p text:style-name="P4">1.77</text:p>
      <text:p text:style-name="P4"/>
      <text:h text:style-name="P64" text:outline-level="2"><text:bookmark-start text:name="__RefHeading___Toc3749_263585604"/>For<text:bookmark-end text:name="__RefHeading___Toc3749_263585604"/></text:h>
      <text:p text:style-name="P16">// <text:span text:style-name="T8">for</text:span></text:p>
      <text:p text:style-name="P16">#include &lt;stdio.h&gt;</text:p>
      <text:p text:style-name="P16"/>
      <text:p text:style-name="P16">int main() {</text:p>
      <text:p text:style-name="P16"><text:s text:c="4"/>// Loop from 1 to 10</text:p>
      <text:p text:style-name="P16"><text:s text:c="4"/>for (int i = 1; i &lt;= 10; i++) {</text:p>
      <text:p text:style-name="P16"><text:s text:c="8"/>printf("%d\n", i);</text:p>
      <text:p text:style-name="P16"><text:s text:c="4"/>}</text:p>
      <text:p text:style-name="P16"/>
      <text:p text:style-name="P16"><text:s text:c="4"/>return 0;</text:p>
      <text:p text:style-name="P16">}</text:p>
      <text:p text:style-name="P16"/>
      <text:h text:style-name="P65" text:outline-level="2"><text:bookmark-start text:name="__RefHeading___Toc3751_263585604"/>While<text:bookmark-end text:name="__RefHeading___Toc3751_263585604"/></text:h>
      <text:p text:style-name="P18">// <text:span text:style-name="T9">while</text:span></text:p>
      <text:p text:style-name="P18">#include &lt;stdio.h&gt;</text:p>
      <text:p text:style-name="P18"/>
      <text:p text:style-name="P18">int main() {</text:p>
      <text:p text:style-name="P18"><text:s text:c="4"/>int i = 1;</text:p>
      <text:p text:style-name="P18"/>
      <text:p text:style-name="P18"><text:s text:c="4"/>// Loop while to print from 1 to 10</text:p>
      <text:p text:style-name="P18"><text:s text:c="4"/>while (i &lt;= 10) {</text:p>
      <text:p text:style-name="P18"><text:s text:c="8"/>printf("%d\n", i);</text:p>
      <text:p text:style-name="P18"><text:s text:c="8"/>i++;</text:p>
      <text:p text:style-name="P18"><text:s text:c="4"/>}</text:p>
      <text:p text:style-name="P18"/>
      <text:p text:style-name="P18"><text:s text:c="4"/>return 0;</text:p>
      <text:p text:style-name="P18">}</text:p>
      <text:p text:style-name="P18"/>
      <text:h text:style-name="P65" text:outline-level="2"><text:bookmark-start text:name="__RefHeading___Toc3753_263585604"/>If<text:bookmark-end text:name="__RefHeading___Toc3753_263585604"/></text:h>
      <text:p text:style-name="P18">// <text:span text:style-name="T9">if.c</text:span></text:p>
      <text:p text:style-name="P18">#include &lt;stdio.h&gt;</text:p>
      <text:p text:style-name="P18"/>
      <text:p text:style-name="P18">int main() {</text:p>
      <text:p text:style-name="P18"><text:s text:c="4"/>float price;</text:p>
      <text:p text:style-name="P18"/>
      <text:p text:style-name="P18"><text:s text:c="4"/>// Ask for the price</text:p>
      <text:p text:style-name="P18"><text:s text:c="4"/>printf("Enter the price: ");</text:p>
      <text:p text:style-name="P18"><text:s text:c="4"/>scanf("%f", &amp;price);</text:p>
      <text:p text:style-name="P18"/>
      <text:p text:style-name="P18"><text:s text:c="4"/>// Determine if the price is cheap or expensive</text:p>
      <text:p text:style-name="P18"><text:s text:c="4"/>if (price &lt;= 100) {</text:p>
      <text:p text:style-name="P18"><text:s text:c="8"/>printf("Cheap\n");</text:p>
      <text:p text:style-name="P18"><text:s text:c="4"/>} else {</text:p>
      <text:p text:style-name="P18"><text:s text:c="8"/>printf("Expensive\n");</text:p>
      <text:p text:style-name="P18"><text:s text:c="4"/>}</text:p>
      <text:p text:style-name="P18"/>
      <text:p text:style-name="P18"><text:s text:c="4"/>return 0;</text:p>
      <text:p text:style-name="P18">}</text:p>
      <text:p text:style-name="P18"/>
      <text:h text:style-name="P65" text:outline-level="2"><text:bookmark-start text:name="__RefHeading___Toc3765_263585604"/>Functions<text:bookmark-end text:name="__RefHeading___Toc3765_263585604"/></text:h>
      <text:p text:style-name="P18">// <text:span text:style-name="T9">functions.c</text:span></text:p>
      <text:p text:style-name="P18">#include &lt;stdio.h&gt;</text:p>
      <text:p text:style-name="P18"/>
      <text:p text:style-name="P18">// Function to add two numbers</text:p>
      <text:p text:style-name="P18">float add(float a, float b) {</text:p>
      <text:p text:style-name="P18"><text:s text:c="4"/>return a + b;</text:p>
      <text:p text:style-name="P18">}</text:p>
      <text:p text:style-name="P18"/>
      <text:p text:style-name="P18">// Function to subtract two numbers</text:p>
      <text:p text:style-name="P18">float subtract(float a, float b) {</text:p>
      <text:p text:style-name="P18"><text:s text:c="4"/>return a - b;</text:p>
      <text:p text:style-name="P18">}</text:p>
      <text:p text:style-name="P18"/>
      <text:p text:style-name="P18">int main() {</text:p>
      <text:p text:style-name="P18"><text:s text:c="4"/>float num1, num2, result;</text:p>
      <text:p text:style-name="P18"><text:s text:c="4"/>char operation;</text:p>
      <text:p text:style-name="P18"/>
      <text:p text:style-name="P18"><text:s text:c="4"/>// Ask for the first number</text:p>
      <text:p text:style-name="P18"><text:s text:c="4"/>printf("Enter the first number: ");</text:p>
      <text:p text:style-name="P18"><text:s text:c="4"/>scanf("%f", &amp;num1);</text:p>
      <text:p text:style-name="P18"/>
      <text:p text:style-name="P18"><text:s text:c="4"/>// Ask for the second number</text:p>
      <text:p text:style-name="P18"><text:s text:c="4"/>printf("Enter the second number: ");</text:p>
      <text:p text:style-name="P18"><text:s text:c="4"/>scanf("%f", &amp;num2);</text:p>
      <text:p text:style-name="P18"/>
      <text:p text:style-name="P18"><text:s text:c="4"/>// Ask for the arithmetic operation</text:p>
      <text:p text:style-name="P18"><text:s text:c="4"/>printf("Enter the operation (+ or -): ");</text:p>
      <text:p text:style-name="P18"><text:s text:c="4"/>scanf(" %c", &amp;operation);</text:p>
      <text:p text:style-name="P18"/>
      <text:p text:style-name="P18"><text:s text:c="4"/>// Perform the operation using functions</text:p>
      <text:p text:style-name="P18"><text:soft-page-break/><text:s text:c="4"/>if (operation == '+') {</text:p>
      <text:p text:style-name="P18"><text:s text:c="8"/>result = add(num1, num2);</text:p>
      <text:p text:style-name="P18"><text:s text:c="4"/>} else if (operation == '-') {</text:p>
      <text:p text:style-name="P18"><text:s text:c="8"/>result = subtract(num1, num2);</text:p>
      <text:p text:style-name="P18"><text:s text:c="4"/>} else {</text:p>
      <text:p text:style-name="P18"><text:s text:c="8"/>printf("Invalid operation!\n");</text:p>
      <text:p text:style-name="P18"><text:s text:c="8"/>return 1;</text:p>
      <text:p text:style-name="P18"><text:s text:c="4"/>}</text:p>
      <text:p text:style-name="P18"/>
      <text:p text:style-name="P18"><text:s text:c="4"/>// Print the result</text:p>
      <text:p text:style-name="P18"><text:s text:c="4"/>printf("Result: %.2f\n", result);</text:p>
      <text:p text:style-name="P18"/>
      <text:p text:style-name="P18"><text:s text:c="4"/>return 0;</text:p>
      <text:p text:style-name="P18">}</text:p>
      <text:p text:style-name="P18"/>
      <text:h text:style-name="P66" text:outline-level="2"><text:bookmark-start text:name="__RefHeading___Toc3767_263585604"/>Structs<text:bookmark-end text:name="__RefHeading___Toc3767_263585604"/></text:h>
      <text:p text:style-name="P19">// <text:span text:style-name="T10">struct.c</text:span></text:p>
      <text:p text:style-name="P19">#include &lt;stdio.h&gt;</text:p>
      <text:p text:style-name="P19"/>
      <text:p text:style-name="P19">// Define a struct to hold the person's information</text:p>
      <text:p text:style-name="P19">struct Person {</text:p>
      <text:p text:style-name="P19"><text:s text:c="4"/>char name[50];</text:p>
      <text:p text:style-name="P19"><text:s text:c="4"/>int age;</text:p>
      <text:p text:style-name="P19"><text:s text:c="4"/>float height;</text:p>
      <text:p text:style-name="P19">};</text:p>
      <text:p text:style-name="P19"/>
      <text:p text:style-name="P19">int main() {</text:p>
      <text:p text:style-name="P19"><text:s text:c="4"/>struct Person person;</text:p>
      <text:p text:style-name="P19"/>
      <text:p text:style-name="P19"><text:s text:c="4"/>// Ask for the person's name</text:p>
      <text:p text:style-name="P19"><text:s text:c="4"/>printf("Enter your name: ");</text:p>
      <text:p text:style-name="P19"><text:s text:c="4"/>fgets(person.name, sizeof(person.name), stdin);</text:p>
      <text:p text:style-name="P19"/>
      <text:p text:style-name="P19"><text:s text:c="4"/>// Ask for the person's age</text:p>
      <text:p text:style-name="P19"><text:s text:c="4"/>printf("Enter your age: ");</text:p>
      <text:p text:style-name="P19"><text:s text:c="4"/>scanf("%d", &amp;person.age);</text:p>
      <text:p text:style-name="P19"/>
      <text:p text:style-name="P19"><text:s text:c="4"/>// Ask for the person's height</text:p>
      <text:p text:style-name="P19"><text:s text:c="4"/>printf("Enter your height (in cm): ");</text:p>
      <text:p text:style-name="P19"><text:s text:c="4"/>scanf("%f", &amp;person.height);</text:p>
      <text:p text:style-name="P19"/>
      <text:p text:style-name="P19"><text:s text:c="4"/>// Print the collected information</text:p>
      <text:p text:style-name="P19"><text:s text:c="4"/>printf("Name: %s", person.name);</text:p>
      <text:p text:style-name="P19"><text:s text:c="4"/>printf("Age: %d\n", person.age);</text:p>
      <text:p text:style-name="P19"><text:s text:c="4"/>printf("Height: %.2f cm\n", person.height);</text:p>
      <text:p text:style-name="P19"/>
      <text:p text:style-name="P19"><text:soft-page-break/><text:s text:c="4"/>return 0;</text:p>
      <text:p text:style-name="P19">}</text:p>
      <text:p text:style-name="P19"/>
      <text:h text:style-name="P67" text:outline-level="2"><text:bookmark-start text:name="__RefHeading___Toc3404_1855044921"/>Pointers<text:bookmark-end text:name="__RefHeading___Toc3404_1855044921"/></text:h>
      <text:p text:style-name="P54">// <text:span text:style-name="T24">helloPointer.c</text:span></text:p>
      <text:p text:style-name="P54">#include &lt;stdio.h&gt;</text:p>
      <text:p text:style-name="P54"/>
      <text:p text:style-name="P54">int main() {</text:p>
      <text:p text:style-name="P54"><text:s text:c="4"/>char message[] = "Hello, World!";</text:p>
      <text:p text:style-name="P54"><text:s text:c="4"/>char *ptr = message;</text:p>
      <text:p text:style-name="P54"/>
      <text:p text:style-name="P54"><text:s text:c="4"/>// Print the message using the pointer</text:p>
      <text:p text:style-name="P54"><text:s text:c="4"/>printf("%s\n", ptr);</text:p>
      <text:p text:style-name="P54"/>
      <text:p text:style-name="P54"><text:s text:c="4"/>return 0;</text:p>
      <text:p text:style-name="P54">}</text:p>
      <text:h text:style-name="P68" text:outline-level="2"><text:bookmark-start text:name="__RefHeading___Toc3406_1855044921"/>Structs with pointers<text:bookmark-end text:name="__RefHeading___Toc3406_1855044921"/></text:h>
      <text:p text:style-name="P53">// <text:span text:style-name="T23">structPoint.c</text:span></text:p>
      <text:p text:style-name="P53">#include &lt;stdio.h&gt;</text:p>
      <text:p text:style-name="P53"/>
      <text:p text:style-name="P53">// Define a struct to hold the person's information</text:p>
      <text:p text:style-name="P53">struct Person {</text:p>
      <text:p text:style-name="P53"><text:s text:c="4"/>char name[50];</text:p>
      <text:p text:style-name="P53"><text:s text:c="4"/>int age;</text:p>
      <text:p text:style-name="P53"><text:s text:c="4"/>float height;</text:p>
      <text:p text:style-name="P53">};</text:p>
      <text:p text:style-name="P53"/>
      <text:p text:style-name="P53">int main() {</text:p>
      <text:p text:style-name="P53"><text:s text:c="4"/>struct Person person;</text:p>
      <text:p text:style-name="P53"><text:s text:c="4"/>struct Person *ptr = &amp;person;</text:p>
      <text:p text:style-name="P53"/>
      <text:p text:style-name="P53"><text:s text:c="4"/>// Ask for the person's name</text:p>
      <text:p text:style-name="P53"><text:s text:c="4"/>printf("Enter your name: ");</text:p>
      <text:p text:style-name="P53"><text:s text:c="4"/>fgets(ptr-&gt;name, sizeof(ptr-&gt;name), stdin);</text:p>
      <text:p text:style-name="P53"/>
      <text:p text:style-name="P53"><text:s text:c="4"/>// Ask for the person's age</text:p>
      <text:p text:style-name="P53"><text:s text:c="4"/>printf("Enter your age: ");</text:p>
      <text:p text:style-name="P53"><text:s text:c="4"/>scanf("%d", &amp;ptr-&gt;age);</text:p>
      <text:p text:style-name="P53"/>
      <text:p text:style-name="P53"><text:s text:c="4"/>// Ask for the person's height</text:p>
      <text:p text:style-name="P53"><text:s text:c="4"/>printf("Enter your height (in cm): ");</text:p>
      <text:p text:style-name="P53"><text:s text:c="4"/>scanf("%f", &amp;ptr-&gt;height);</text:p>
      <text:p text:style-name="P53"/>
      <text:p text:style-name="P53"><text:s text:c="4"/>// Print the collected information</text:p>
      <text:p text:style-name="P53"><text:s text:c="4"/>printf("Name: %s", ptr-&gt;name);</text:p>
      <text:p text:style-name="P53"><text:s text:c="4"/>printf("Age: %d\n", ptr-&gt;age);</text:p>
      <text:p text:style-name="P53"><text:s text:c="4"/>printf("Height: %.2f cm\n", ptr-&gt;height);</text:p>
      <text:p text:style-name="P53"><text:soft-page-break/></text:p>
      <text:p text:style-name="P53"><text:s text:c="4"/>return 0;</text:p>
      <text:p text:style-name="P53">}</text:p>
      <text:h text:style-name="P69" text:outline-level="2"><text:bookmark-start text:name="__RefHeading___Toc2878_216155968"/>Libraries<text:bookmark-end text:name="__RefHeading___Toc2878_216155968"/></text:h>
      <text:h text:style-name="P41" text:outline-level="3"><text:bookmark-start text:name="__RefHeading___Toc2880_216155968"/>Static Libraries<text:bookmark-end text:name="__RefHeading___Toc2880_216155968"/></text:h>
      <text:p text:style-name="Text_20_body">A <text:span text:style-name="Strong_20_Emphasis">static library</text:span> is a collection of object files that are linked into the program during the linking phase of compilation. The code from the static library becomes part of the executable, which means the executable file size increases. However, this also means that the executable is self-contained and doesn't require the library to be present at runtime.</text:p>
      <text:h text:style-name="Heading_20_4" text:outline-level="4"><text:bookmark-start text:name="__RefHeading___Toc2882_216155968"/>Creating a Static Library<text:bookmark-end text:name="__RefHeading___Toc2882_216155968"/></text:h>
      <text:list text:style-name="L5">
        <text:list-item>
          <text:p text:style-name="P96"><text:span text:style-name="Strong_20_Emphasis">Compile the source files into object files</text:span>:</text:p>
          <text:p text:style-name="P81"><text:span text:style-name="Source_20_Text">gcc -c file1.c file2.c</text:span></text:p>
        </text:list-item>
        <text:list-item>
          <text:p text:style-name="P96"><text:span text:style-name="Strong_20_Emphasis">Create the static library using </text:span><text:span text:style-name="Source_20_Text">ar</text:span>:</text:p>
          <text:p text:style-name="P81"><text:span text:style-name="Source_20_Text">ar rcs libmylibrary.a file1.o file2.o</text:span></text:p>
        </text:list-item>
        <text:list-item>
          <text:p text:style-name="P96"><text:span text:style-name="Strong_20_Emphasis">Link the static library with your program</text:span>:</text:p>
          <text:p text:style-name="P81"><text:span text:style-name="Source_20_Text">gcc -o myprogram main.c -L. -lmylibrary</text:span></text:p>
        </text:list-item>
      </text:list>
      <text:h text:style-name="Heading_20_3" text:outline-level="3"><text:bookmark-start text:name="__RefHeading___Toc2884_216155968"/>Dynamic Libraries<text:bookmark-end text:name="__RefHeading___Toc2884_216155968"/></text:h>
      <text:p text:style-name="Text_20_body">A <text:span text:style-name="Strong_20_Emphasis">dynamic library</text:span> (also known as a shared library) is a collection of object files that are linked into the program at runtime. The code from the dynamic library is not included in the executable; instead, the executable contains references to the library. This results in smaller executable sizes and allows multiple programs to share the same library, reducing memory usage.</text:p>
      <text:h text:style-name="Heading_20_4" text:outline-level="4"><text:bookmark-start text:name="__RefHeading___Toc2886_216155968"/>Creating a Dynamic Library<text:bookmark-end text:name="__RefHeading___Toc2886_216155968"/></text:h>
      <text:list text:style-name="L6">
        <text:list-item>
          <text:p text:style-name="P97"><text:span text:style-name="Strong_20_Emphasis">Compile the source files into position-independent code (PIC)</text:span>:</text:p>
          <text:p text:style-name="P82"><text:span text:style-name="Source_20_Text">gcc -fPIC -c file1.c file2.c</text:span></text:p>
        </text:list-item>
        <text:list-item>
          <text:p text:style-name="P97"><text:span text:style-name="Strong_20_Emphasis">Create the dynamic library using </text:span><text:span text:style-name="Source_20_Text">gcc</text:span>:</text:p>
          <text:p text:style-name="P82"><text:span text:style-name="Source_20_Text">gcc -shared -o libmylibrary.so file1.o file2.o</text:span></text:p>
        </text:list-item>
        <text:list-item>
          <text:p text:style-name="P97"><text:span text:style-name="Strong_20_Emphasis">Link the dynamic library with your program</text:span>:</text:p>
          <text:p text:style-name="P82"><text:span text:style-name="Source_20_Text">gcc -o myprogram main.c -L. -lmylibrary</text:span></text:p>
        </text:list-item>
      </text:list>
      <text:h text:style-name="Heading_20_3" text:outline-level="3"><text:bookmark-start text:name="__RefHeading___Toc2888_216155968"/>Using Dynamic Libraries<text:bookmark-end text:name="__RefHeading___Toc2888_216155968"/></text:h>
      <text:p text:style-name="Text_20_body">To use a dynamic library, the library must be available at runtime. You can set the <text:span text:style-name="Source_20_Text">LD_LIBRARY_PATH</text:span> environment variable to include the directory where the library is located:</text:p>
      <text:p text:style-name="P30"><text:span text:style-name="Source_20_Text">export LD_LIBRARY_PATH=.:$LD_LIBRARY_PATH</text:span></text:p>
      <text:h text:style-name="Heading_20_3" text:outline-level="3"><text:bookmark-start text:name="__RefHeading___Toc2890_216155968"/>Advantages and Disadvantages<text:bookmark-end text:name="__RefHeading___Toc2890_216155968"/></text:h>
      <text:list text:style-name="L7">
        <text:list-item>
          <text:p text:style-name="P98"><text:span text:style-name="Strong_20_Emphasis">Static Libraries</text:span>:</text:p>
          <text:list>
            <text:list-item>
              <text:p text:style-name="P98"><text:soft-page-break/><text:span text:style-name="Strong_20_Emphasis">Advantages</text:span>: Self-contained executables, no need for the library at runtime.</text:p>
            </text:list-item>
            <text:list-item>
              <text:p text:style-name="P98"><text:span text:style-name="Strong_20_Emphasis">Disadvantages</text:span>: Larger executable size, no sharing of library code between programs.</text:p>
            </text:list-item>
          </text:list>
        </text:list-item>
        <text:list-item>
          <text:p text:style-name="P98"><text:span text:style-name="Strong_20_Emphasis">Dynamic Libraries</text:span>:</text:p>
          <text:list>
            <text:list-item>
              <text:p text:style-name="P98"><text:span text:style-name="Strong_20_Emphasis">Advantages</text:span>: Smaller executable size, shared library code between programs, easier updates.</text:p>
            </text:list-item>
            <text:list-item>
              <text:p text:style-name="P98"><text:span text:style-name="Strong_20_Emphasis">Disadvantages</text:span>: Requires the library to be present at runtime, potential version conflicts.</text:p>
            </text:list-item>
          </text:list>
        </text:list-item>
      </text:list>
      <text:p text:style-name="Text_20_body">Both types of libraries have their use cases, and the choice depends on the specific requirements of your project.</text:p>
      <text:p text:style-name="P42"/>
      <text:h text:style-name="P69" text:outline-level="2"><text:bookmark-start text:name="__RefHeading___Toc2892_216155968"/>Static Library Example<text:bookmark-end text:name="__RefHeading___Toc2892_216155968"/></text:h>
      <text:p text:style-name="P42">// division_<text:span text:style-name="T18">app</text:span>.c</text:p>
      <text:p text:style-name="P42">#include "division_<text:span text:style-name="T19">lib</text:span>.h"</text:p>
      <text:p text:style-name="P42">#include &lt;stdio.h&gt;</text:p>
      <text:p text:style-name="P42"/>
      <text:p text:style-name="P42">int main() {</text:p>
      <text:p text:style-name="P42"><text:s text:c="4"/>double num1, num2, result;</text:p>
      <text:p text:style-name="P42"/>
      <text:p text:style-name="P42"><text:s text:c="4"/>printf("Enter the first number: ");</text:p>
      <text:p text:style-name="P42"><text:s text:c="4"/>scanf("%lf", &amp;num1);</text:p>
      <text:p text:style-name="P42"><text:s text:c="4"/>printf("Enter the second number: ");</text:p>
      <text:p text:style-name="P42"><text:s text:c="4"/>scanf("%lf", &amp;num2);</text:p>
      <text:p text:style-name="P42"/>
      <text:p text:style-name="P42"><text:s text:c="4"/>result = divide(num1, num2);</text:p>
      <text:p text:style-name="P42"/>
      <text:p text:style-name="P42"><text:s text:c="4"/>if (num2 != 0) {</text:p>
      <text:p text:style-name="P42"><text:s text:c="8"/>printf("Result: %.2lf\n", result);</text:p>
      <text:p text:style-name="P42"><text:s text:c="4"/>}</text:p>
      <text:p text:style-name="P42"/>
      <text:p text:style-name="P42"><text:s text:c="4"/>return 0;</text:p>
      <text:p text:style-name="P42">}</text:p>
      <text:p text:style-name="P42"/>
      <text:p text:style-name="P42">// division_<text:span text:style-name="T18">lib</text:span>.h</text:p>
      <text:p text:style-name="P44">#ifndef DIVISION_<text:span text:style-name="T18">LIB</text:span>_H</text:p>
      <text:p text:style-name="P44">#define DIVISION_<text:span text:style-name="T18">LIB</text:span>_H</text:p>
      <text:p text:style-name="P42"/>
      <text:p text:style-name="P42">double divide(double numerator, double denominator);</text:p>
      <text:p text:style-name="P42"/>
      <text:p text:style-name="P42">#endif // DIVISION_<text:span text:style-name="T18">LIB</text:span>_H</text:p>
      <text:p text:style-name="P42"/>
      <text:p text:style-name="P42">// division_<text:span text:style-name="T18">lib</text:span>.c</text:p>
      <text:p text:style-name="P42"><text:soft-page-break/>#include &lt;stdio.h&gt;</text:p>
      <text:p text:style-name="P42">#include "division_<text:span text:style-name="T18">lib</text:span>.h"</text:p>
      <text:p text:style-name="P42">// Function to perform division</text:p>
      <text:p text:style-name="P42">double divide(double numerator, double denominator) {</text:p>
      <text:p text:style-name="P42"><text:s text:c="4"/>if (denominator == 0) {</text:p>
      <text:p text:style-name="P42"><text:s text:c="8"/>printf("Error: Division by zero is not allowed.\n");</text:p>
      <text:p text:style-name="P42"><text:s text:c="8"/>return 0;</text:p>
      <text:p text:style-name="P42"><text:s text:c="4"/>}</text:p>
      <text:p text:style-name="P42"><text:s text:c="4"/>return numerator / denominator;</text:p>
      <text:p text:style-name="P42">}</text:p>
      <text:p text:style-name="P42"/>
      <text:p text:style-name="P43">To build the app with the lib inside (static <text:span text:style-name="T19">lib</text:span>):</text:p>
      <text:p text:style-name="P43">gcc division_app.c division_lib.c -o division</text:p>
      <text:p text:style-name="P43"/>
      <text:p text:style-name="P43">To run:</text:p>
      <text:p text:style-name="P43">./division </text:p>
      <text:p text:style-name="P43"/>
      <text:h text:style-name="P70" text:outline-level="2"><text:bookmark-start text:name="__RefHeading___Toc2910_216155968"/>Dynamic library example<text:bookmark-end text:name="__RefHeading___Toc2910_216155968"/></text:h>
      <text:p text:style-name="P50">Using the same files <text:span text:style-name="T22">that was used in</text:span> the previous chapter (Static library example).</text:p>
      <text:h text:style-name="Heading_20_3" text:outline-level="3"><text:bookmark-start text:name="__RefHeading___Toc2912_216155968"/>First.<text:bookmark-end text:name="__RefHeading___Toc2912_216155968"/></text:h>
      <text:p text:style-name="P51"><text:span text:style-name="T22">C</text:span>ompile the <text:span text:style-name="Source_20_Text">division_lib.c</text:span> file into a position-independent code (PIC) object file:</text:p>
      <text:p text:style-name="P30"><text:span text:style-name="Source_20_Text">gcc -fPIC -c division_lib.c</text:span></text:p>
      <text:h text:style-name="Heading_20_3" text:outline-level="3"><text:bookmark-start text:name="__RefHeading___Toc2914_216155968"/>Next.<text:bookmark-end text:name="__RefHeading___Toc2914_216155968"/></text:h>
      <text:p text:style-name="P52"><text:span text:style-name="T22">C</text:span>reate the dynamic library (<text:span text:style-name="Source_20_Text">libdivision.so</text:span>) from the object file:</text:p>
      <text:p text:style-name="P30"><text:span text:style-name="Source_20_Text">gcc -shared -o libdivision.so division_lib.o</text:span></text:p>
      <text:h text:style-name="Heading_20_3" text:outline-level="3"><text:bookmark-start text:name="__RefHeading___Toc2916_216155968"/>Step 3: Compile the Application<text:bookmark-end text:name="__RefHeading___Toc2916_216155968"/></text:h>
      <text:p text:style-name="Text_20_body">Now, compile the <text:span text:style-name="Source_20_Text">division_app.c</text:span> file and link it with the dynamic library:</text:p>
      <text:p text:style-name="P30"><text:span text:style-name="Source_20_Text">gcc -o division_app division_app.c -L. -ldivision</text:span></text:p>
      <text:p text:style-name="Text_20_body">Here, <text:span text:style-name="Source_20_Text">-L.</text:span> tells the compiler to look for libraries in the current directory, and <text:span text:style-name="Source_20_Text">-ldivision</text:span> tells it to link with <text:span text:style-name="Source_20_Text">libdivision.so</text:span>.</text:p>
      <text:h text:style-name="Heading_20_3" text:outline-level="3"><text:bookmark-start text:name="__RefHeading___Toc2918_216155968"/>Step 4: Run the Application<text:bookmark-end text:name="__RefHeading___Toc2918_216155968"/></text:h>
      <text:p text:style-name="Text_20_body">To run the application, you need to ensure that the dynamic library can be found at runtime. You can do this by setting the <text:span text:style-name="Source_20_Text">LD_LIBRARY_PATH</text:span> environment variable:</text:p>
      <text:p text:style-name="Preformatted_20_Text"><text:span text:style-name="Source_20_Text">export LD_LIBRARY_PATH=.:$LD_LIBRARY_PATH</text:span></text:p>
      <text:p text:style-name="P30"><text:span text:style-name="Source_20_Text">./division_app</text:span></text:p>
      <text:p text:style-name="Text_20_body">This command sets the <text:span text:style-name="Source_20_Text">LD_LIBRARY_PATH</text:span> to include the current directory (<text:span text:style-name="Source_20_Text">.</text:span>), allowing the runtime linker to find <text:span text:style-name="Source_20_Text">libdivision.so</text:span>.</text:p>
      <text:h text:style-name="Heading_20_3" text:outline-level="3"><text:bookmark-start text:name="__RefHeading___Toc2920_216155968"/>Summary<text:bookmark-end text:name="__RefHeading___Toc2920_216155968"/></text:h>
      <text:list text:style-name="L8">
        <text:list-item>
          <text:p text:style-name="P99"><text:span text:style-name="Strong_20_Emphasis">Compile the library source file</text:span>:</text:p>
          <text:p text:style-name="P84"><text:span text:style-name="Source_20_Text">gcc -fPIC -c division_lib.c</text:span></text:p>
        </text:list-item>
        <text:list-item>
          <text:p text:style-name="P99"><text:span text:style-name="Strong_20_Emphasis">Create the dynamic library</text:span>:</text:p>
          <text:p text:style-name="P84"><text:span text:style-name="Source_20_Text">gcc -shared -o libdivision.so division_lib.o</text:span></text:p>
        </text:list-item>
        <text:list-item>
          <text:p text:style-name="P99"><text:span text:style-name="Strong_20_Emphasis">Compile the application and link with the dynamic library</text:span>:</text:p>
          <text:p text:style-name="P84"><text:span text:style-name="Source_20_Text">gcc -o division_app division_app.c -L. -ldivision</text:span></text:p>
        </text:list-item>
        <text:list-item>
          <text:p text:style-name="P99"><text:span text:style-name="Strong_20_Emphasis">Set the library path and run the application</text:span>:</text:p>
          <text:p text:style-name="P83"><text:span text:style-name="Source_20_Text">export LD_LIBRARY_PATH=.:$LD_LIBRARY_PATH</text:span></text:p>
          <text:p text:style-name="P84"><text:span text:style-name="Source_20_Text">./division_app</text:span></text:p>
        </text:list-item>
      </text:list>
      <text:p text:style-name="Text_20_body">This process will create and use a dynamic library with your provided files.</text:p>
      <text:p text:style-name="P49">On popular Linux distributions like CentOS, Ubuntu, and Fedora, dynamic libraries (shared libraries) are typically stored in specific directories. Here are the common locations:</text:p>
      <text:h text:style-name="Heading_20_3" text:outline-level="3"><text:bookmark-start text:name="__RefHeading___Toc2922_216155968"/>Common Locations for Dynamic Libraries<text:bookmark-end text:name="__RefHeading___Toc2922_216155968"/></text:h>
      <text:list text:style-name="L9">
        <text:list-item>
          <text:p text:style-name="P100"><text:span text:style-name="Strong_20_Emphasis">/usr/lib</text:span>: This directory contains shared libraries for 32-bit systems.</text:p>
        </text:list-item>
        <text:list-item>
          <text:p text:style-name="P100"><text:span text:style-name="Strong_20_Emphasis">/usr/lib64</text:span>: This directory contains shared libraries for 64-bit systems.</text:p>
        </text:list-item>
        <text:list-item>
          <text:p text:style-name="P100"><text:span text:style-name="Strong_20_Emphasis">/lib</text:span>: This directory contains essential shared libraries needed for system boot and runtime.</text:p>
        </text:list-item>
        <text:list-item>
          <text:p text:style-name="P100"><text:span text:style-name="Strong_20_Emphasis">/lib64</text:span>: This directory contains essential shared libraries for 64-bit systems.</text:p>
        </text:list-item>
      </text:list>
      <text:h text:style-name="Heading_20_3" text:outline-level="3"><text:bookmark-start text:name="__RefHeading___Toc2924_216155968"/>Additional Locations<text:bookmark-end text:name="__RefHeading___Toc2924_216155968"/></text:h>
      <text:list text:style-name="L10">
        <text:list-item>
          <text:p text:style-name="P101"><text:span text:style-name="Strong_20_Emphasis">/usr/local/lib</text:span> and <text:span text:style-name="Strong_20_Emphasis">/usr/local/lib64</text:span>: These directories are used for locally installed libraries that are not part of the standard distribution packages.</text:p>
        </text:list-item>
      </text:list>
      <text:h text:style-name="Heading_20_3" text:outline-level="3"><text:bookmark-start text:name="__RefHeading___Toc2926_216155968"/>Configuring Library Paths<text:bookmark-end text:name="__RefHeading___Toc2926_216155968"/></text:h>
      <text:p text:style-name="Text_20_body">If you install a shared library in a non-standard location, you can configure the system to recognize it by adding the library path to the <text:span text:style-name="Source_20_Text">/etc/ld.so.conf</text:span> file or by creating a new configuration file in the <text:span text:style-name="Source_20_Text">/etc/ld.so.conf.d/</text:span> directory. After updating these files, you need to run the <text:span text:style-name="Source_20_Text">ldconfig</text:span> command to update the linker cache.</text:p>
      <text:p text:style-name="Text_20_body">For example, to add a new library path:</text:p>
      <text:list text:style-name="L11">
        <text:list-item>
          <text:p text:style-name="P102">Create a new configuration file:</text:p>
          <text:p text:style-name="P85"><text:span text:style-name="Source_20_Text">sudo nano /etc/ld.so.conf.d/my_custom_libs.conf</text:span></text:p>
        </text:list-item>
        <text:list-item>
          <text:p text:style-name="P102">Add the path to the file:</text:p>
          <text:p text:style-name="P85"><text:span text:style-name="Source_20_Text">/path/to/your/library</text:span></text:p>
        </text:list-item>
        <text:list-item>
          <text:p text:style-name="P102">Save the file and run <text:span text:style-name="Source_20_Text">ldconfig</text:span>:</text:p>
          <text:p text:style-name="P85"><text:span text:style-name="Source_20_Text">sudo ldconfig</text:span></text:p>
        </text:list-item>
      </text:list>
      <text:p text:style-name="Text_20_body">This ensures that the dynamic linker can find your custom libraries at runtime</text:p>
      <text:p text:style-name="P50"/>
      <text:h text:style-name="P71" text:outline-level="2"><text:bookmark-start text:name="__RefHeading___Toc3658_2482962456"/>C header files locations<text:bookmark-end text:name="__RefHeading___Toc3658_2482962456"/></text:h>
      <text:p text:style-name="P56">In Ubuntu 20.04, header files for C language (with the <text:span text:style-name="Source_20_Text">.h</text:span> extension) are typically found in several directories, depending on the specific libraries and packages installed. Here are some common locations:</text:p>
      <text:list text:style-name="L12">
        <text:list-item>
          <text:p text:style-name="P103"><text:span text:style-name="Strong_20_Emphasis">System Header Files</text:span>: These are usually located in <text:span text:style-name="Source_20_Text">/usr/include</text:span>. This directory contains standard C library headers and other system headers.</text:p>
        </text:list-item>
        <text:list-item>
          <text:p text:style-name="P103"><text:span text:style-name="Strong_20_Emphasis">Kernel Header Files</text:span>: If you have installed kernel headers, they can be found in <text:span text:style-name="Source_20_Text">/usr/src</text:span>. This is useful for compiling kernel modules.</text:p>
        </text:list-item>
        <text:list-item>
          <text:p text:style-name="P104"><text:span text:style-name="Strong_20_Emphasis">Library-Specific Headers</text:span>: Some libraries install their headers in their own directories under <text:span text:style-name="Source_20_Text">/usr/include</text:span> or <text:span text:style-name="Source_20_Text">/usr/local/include</text:span>.</text:p>
        </text:list-item>
      </text:list>
      <text:p text:style-name="Text_20_body">You can use the <text:span text:style-name="Source_20_Text">find</text:span> command to locate specific header files. For example:</text:p>
      <text:p text:style-name="Text_20_body">bash</text:p>
      <text:p text:style-name="P30"><text:span text:style-name="Source_20_Text">find /usr/include -name "*.h"</text:span></text:p>
      <text:p text:style-name="Text_20_body">This command will search for all files ending with <text:span text:style-name="Source_20_Text">.h</text:span> in the <text:span text:style-name="Source_20_Text">/usr/include</text:span> directory.</text:p>
      <text:p text:style-name="Text_20_body"/>
      <text:p text:style-name="P56"/>
      <text:h text:style-name="P72" text:outline-level="2"><text:bookmark-start text:name="__RefHeading___Toc3660_2482962456"/>Proc files<text:bookmark-end text:name="__RefHeading___Toc3660_2482962456"/></text:h>
      <text:p text:style-name="P55">Oracle proc files (.pc) are files that keep pl/sql statements inside. To Pre-compile a .pc into a .c file are required 3 applications:</text:p>
      <text:p text:style-name="P55">instantclient-sdk-linux.x64-12.2.0.1.0.zip</text:p>
      <text:p text:style-name="P55">instantclient-basic-linux.x64-12.2.0.1.0.zip</text:p>
      <text:p text:style-name="P55">instantclient-sqlplus-linux.x64-12.2.0.1.0.zip</text:p>
      <text:p text:style-name="P55">instantclient-precomp-linux.x64-12.2.0.1.0.zip</text:p>
      <text:p text:style-name="P55">Those files described above can be downloaded here:</text:p>
      <text:p text:style-name="P55"><text:a xlink:type="simple" xlink:href="https://www.oracle.com/database/technologies/instant-client/linux-x86-64-downloads.html" text:style-name="Internet_20_link" text:visited-style-name="Visited_20_Internet_20_Link">Instant Client for Linux x86-64 (64-bit)</text:a> </text:p>
      <text:p text:style-name="P55">To execute a sql statement is required an Oracle database (XE can be used). The XE can be downloaded here:</text:p>
      <text:p text:style-name="P55"><text:a xlink:type="simple" xlink:href="https://www.oracle.com/database/technologies/xe-downloads.html" text:style-name="Internet_20_link" text:visited-style-name="Visited_20_Internet_20_Link">Oracle Database Express Edition (XE) Downloads</text:a> </text:p>
      <text:p text:style-name="P55">The IDE SQL Developer can be downloaded here:</text:p>
      <text:p text:style-name="P55"><text:a xlink:type="simple" xlink:href="https://www.oracle.com/database/sqldeveloper/" text:style-name="Internet_20_link" text:visited-style-name="Visited_20_Internet_20_Link">SQL Developer | Oracle</text:a> </text:p>
      <text:p text:style-name="P55"/>
      <text:p text:style-name="P57">To create the required variables before run the code below:</text:p>
      <text:p text:style-name="P57">export ORACLE_HOME=<text:span text:style-name="T25">~</text:span>/oracle/instantclient_12_2</text:p>
      <text:p text:style-name="P57">export PATH=$ORACLE_HOME/sdk:$PATH</text:p>
      <text:p text:style-name="P57">export LD_LIBRARY_PATH=$ORACLE_HOME:$LD_LIBRARY_PATH</text:p>
      <text:p text:style-name="P57"/>
      <text:p text:style-name="P58">If necessary, check the Oracle config file:</text:p>
      <text:p text:style-name="P58">vim $ORACLE_HOME/precomp/admin/pcscfg.cfg</text:p>
      <text:p text:style-name="P55"/>
      <text:p text:style-name="P57">To create a file called test1.pc:</text:p>
      <text:p text:style-name="P57">vim test1.pc</text:p>
      <text:p text:style-name="P57">EXEC SQL INCLUDE sqlca; /* Include SQL Communication Area */</text:p>
      <text:p text:style-name="P57"/>
      <text:p text:style-name="P57">EXEC SQL BEGIN DECLARE SECTION;</text:p>
      <text:p text:style-name="P57"><text:s text:c="4"/>char username[20] = "your_username"; <text:s/>/* Oracle username */</text:p>
      <text:p text:style-name="P57"><text:s text:c="4"/>char password[20] = "your_password"; <text:s/>/* Oracle password */</text:p>
      <text:p text:style-name="P57">EXEC SQL END DECLARE SECTION;</text:p>
      <text:p text:style-name="P57"/>
      <text:p text:style-name="P57"><text:soft-page-break/>int main() {</text:p>
      <text:p text:style-name="P57"><text:s text:c="4"/>EXEC SQL CONNECT :username IDENTIFIED BY :password;</text:p>
      <text:p text:style-name="P57"><text:s text:c="4"/>EXEC SQL COMMIT WORK RELEASE;</text:p>
      <text:p text:style-name="P57"><text:s text:c="4"/>return 0;</text:p>
      <text:p text:style-name="P57">}</text:p>
      <text:p text:style-name="P57"/>
      <text:p text:style-name="P57">Note: proc is ~/oracle/instantclient_12_2/sdk.</text:p>
      <text:p text:style-name="P57">Note2: use parse=none instead of parse=full to avoid proc to import modern C libs (what can cause errors).</text:p>
      <text:p text:style-name="P57">To pre compile test1.pc:</text:p>
      <text:p text:style-name="P57">proc iname=test1.pc oname=test1.c code=ansi_c parse=none include=/usr/include</text:p>
      <text:p text:style-name="P57"/>
      <text:p text:style-name="P57">To check the syntax:</text:p>
      <text:p text:style-name="P57">gcc -fsyntax-only test1.c</text:p>
      <text:p text:style-name="P57"/>
      <text:p text:style-name="P57">To create a file called test.pc:</text:p>
      <text:p text:style-name="P57">vim test.pc</text:p>
      <text:p text:style-name="P57">#include &lt;stdio.h&gt;</text:p>
      <text:p text:style-name="P57">EXEC SQL INCLUDE sqlca; <text:s/>/* Include the SQL Communication Area */</text:p>
      <text:p text:style-name="P57"/>
      <text:p text:style-name="P57">/* Declare SQL variables */</text:p>
      <text:p text:style-name="P57">EXEC SQL BEGIN DECLARE SECTION;</text:p>
      <text:p text:style-name="P57"><text:s text:c="4"/>char username[20] = "your_username"; <text:s text:c="4"/>/* Replace with your Oracle username */</text:p>
      <text:p text:style-name="P57"><text:s text:c="4"/>char password[20] = "your_password"; <text:s text:c="4"/>/* Replace with your Oracle password */</text:p>
      <text:p text:style-name="P57">EXEC SQL END DECLARE SECTION;</text:p>
      <text:p text:style-name="P57"/>
      <text:p text:style-name="P57">int main() {</text:p>
      <text:p text:style-name="P57"><text:s text:c="4"/>/* Connect to the database */</text:p>
      <text:p text:style-name="P57"><text:s text:c="4"/>EXEC SQL CONNECT :username IDENTIFIED BY :password;</text:p>
      <text:p text:style-name="P57"/>
      <text:p text:style-name="P57"><text:s text:c="4"/>if (sqlca.sqlcode != 0) {</text:p>
      <text:p text:style-name="P57"><text:s text:c="8"/>printf("Failed to connect to the database. SQLCODE: %d\n", sqlca.sqlcode);</text:p>
      <text:p text:style-name="P57"><text:soft-page-break/><text:s text:c="8"/>return 1;</text:p>
      <text:p text:style-name="P57"><text:s text:c="4"/>}</text:p>
      <text:p text:style-name="P57"/>
      <text:p text:style-name="P57"><text:s text:c="4"/>printf("Connected to the database successfully!\n");</text:p>
      <text:p text:style-name="P57"/>
      <text:p text:style-name="P57"><text:s text:c="4"/>/* Disconnect from the database */</text:p>
      <text:p text:style-name="P57"><text:s text:c="4"/>EXEC SQL COMMIT WORK RELEASE;</text:p>
      <text:p text:style-name="P57"/>
      <text:p text:style-name="P57"><text:s text:c="4"/>printf("Disconnected from the database.\n");</text:p>
      <text:p text:style-name="P57"/>
      <text:p text:style-name="P57"><text:s text:c="4"/>return 0;</text:p>
      <text:p text:style-name="P57">}</text:p>
      <text:h text:style-name="P66" text:outline-level="2"><text:bookmark-start text:name="__RefHeading___Toc3769_263585604"/>Xml<text:bookmark-end text:name="__RefHeading___Toc3769_263585604"/></text:h>
      <text:p text:style-name="P6">Note: the app below depends on libxml2. To install that library:</text:p>
      <text:h text:style-name="P5" text:outline-level="3"><text:bookmark-start text:name="__RefHeading___Toc3771_263585604"/>On Ubuntu/Debian<text:bookmark-end text:name="__RefHeading___Toc3771_263585604"/></text:h>
      <text:list text:style-name="L13">
        <text:list-item>
          <text:p text:style-name="P107">Update the package list:</text:p>
          <text:p text:style-name="P86"><text:span text:style-name="Source_20_Text">sudo apt update</text:span></text:p>
        </text:list-item>
        <text:list-item>
          <text:p text:style-name="P107">Install <text:span text:style-name="Source_20_Text">libxml2</text:span>:</text:p>
          <text:p text:style-name="P86"><text:span text:style-name="Source_20_Text">sudo apt install libxml2 libxml2-dev</text:span></text:p>
        </text:list-item>
      </text:list>
      <text:h text:style-name="Heading_20_3" text:outline-level="3"><text:bookmark-start text:name="__RefHeading___Toc3773_263585604"/>On Fedora<text:bookmark-end text:name="__RefHeading___Toc3773_263585604"/></text:h>
      <text:list text:style-name="L14">
        <text:list-item>
          <text:p text:style-name="P108">Update the package list:</text:p>
          <text:p text:style-name="P87"><text:span text:style-name="Source_20_Text">sudo dnf update</text:span></text:p>
        </text:list-item>
        <text:list-item>
          <text:p text:style-name="P108">Install <text:span text:style-name="Source_20_Text">libxml2</text:span>:</text:p>
          <text:p text:style-name="P87"><text:span text:style-name="Source_20_Text">sudo dnf install libxml2 libxml2-devel</text:span></text:p>
        </text:list-item>
      </text:list>
      <text:h text:style-name="Heading_20_3" text:outline-level="3"><text:bookmark-start text:name="__RefHeading___Toc3775_263585604"/>On macOS<text:bookmark-end text:name="__RefHeading___Toc3775_263585604"/></text:h>
      <text:list text:style-name="L15">
        <text:list-item>
          <text:p text:style-name="P109">Install Homebrew if you haven't already:</text:p>
          <text:p text:style-name="P109">sh</text:p>
          <text:p text:style-name="P88"><text:span text:style-name="Source_20_Text">/bin/bash -c "$(curl -fsSL https://raw.githubusercontent.com/Homebrew/install/HEAD/install.sh)"</text:span></text:p>
        </text:list-item>
        <text:list-item>
          <text:p text:style-name="P109">Install <text:span text:style-name="Source_20_Text">libxml2</text:span> using Homebrew:</text:p>
          <text:p text:style-name="P109">sh</text:p>
          <text:p text:style-name="P88"><text:span text:style-name="Source_20_Text">brew install libxml2</text:span></text:p>
        </text:list-item>
      </text:list>
      <text:h text:style-name="Heading_20_3" text:outline-level="3"><text:bookmark-start text:name="__RefHeading___Toc3777_263585604"/>On Windows<text:bookmark-end text:name="__RefHeading___Toc3777_263585604"/></text:h>
      <text:list text:style-name="L16">
        <text:list-item>
          <text:p text:style-name="P110">Download the precompiled binaries from the <text:a xlink:type="simple" xlink:href="https://download.gnome.org/sources/libxml2/" office:target-frame-name="_blank" xlink:show="new" text:style-name="Internet_20_link" text:visited-style-name="Visited_20_Internet_20_Link">official GNOME website</text:a>.</text:p>
        </text:list-item>
        <text:list-item>
          <text:p text:style-name="P110">Follow the instructions provided in the downloaded package to install <text:span text:style-name="Source_20_Text">libxml2</text:span>.</text:p>
        </text:list-item>
      </text:list>
      <text:p text:style-name="Text_20_body">These steps should help you get <text:span text:style-name="Source_20_Text">libxml2</text:span> installed on your system.</text:p>
      <text:p text:style-name="P21">To check the installation:</text:p>
      <text:p text:style-name="P21">ls /usr/include/libxml2/</text:p>
      <text:p text:style-name="P21">Than create a symbolic link with the path those headers use (libxml instead libxml2):</text:p>
      <text:p text:style-name="P6">sudo ln -s /usr/include/libxml2/libxml /usr/include/</text:p>
      <text:p text:style-name="P6"/>
      <text:p text:style-name="P19"/>
      <text:p text:style-name="P20">// <text:span text:style-name="T10">xml.c</text:span></text:p>
      <text:p text:style-name="P19">#include &lt;stdio.h&gt;</text:p>
      <text:p text:style-name="P19">#include &lt;libxml/parser.h&gt;</text:p>
      <text:p text:style-name="P19">#include &lt;libxml/tree.h&gt;</text:p>
      <text:p text:style-name="P19"/>
      <text:p text:style-name="P19">void parsePerson(xmlNode *node) {</text:p>
      <text:p text:style-name="P19"><text:s text:c="4"/>xmlNode *cur_node = NULL;</text:p>
      <text:p text:style-name="P19"><text:s text:c="4"/>for (cur_node = node; cur_node; cur_node = cur_node-&gt;next) {</text:p>
      <text:p text:style-name="P19"><text:s text:c="8"/>if (cur_node-&gt;type == XML_ELEMENT_NODE) {</text:p>
      <text:p text:style-name="P19"><text:s text:c="12"/>if (xmlStrcmp(cur_node-&gt;name, (const xmlChar *)"Name") == 0) {</text:p>
      <text:p text:style-name="P19"><text:s text:c="16"/>printf("Name: %s\n", xmlNodeGetContent(cur_node));</text:p>
      <text:p text:style-name="P19"><text:s text:c="12"/>} else if (xmlStrcmp(cur_node-&gt;name, (const xmlChar *)"Age") == 0) {</text:p>
      <text:p text:style-name="P19"><text:s text:c="16"/>printf("Age: %s\n", xmlNodeGetContent(cur_node));</text:p>
      <text:p text:style-name="P19"><text:s text:c="12"/>} else if (xmlStrcmp(cur_node-&gt;name, (const xmlChar *)"Height") == 0) {</text:p>
      <text:p text:style-name="P19"><text:s text:c="16"/>printf("Height: %s cm\n", xmlNodeGetContent(cur_node));</text:p>
      <text:p text:style-name="P19"><text:s text:c="12"/>}</text:p>
      <text:p text:style-name="P19"><text:s text:c="8"/>}</text:p>
      <text:p text:style-name="P19"><text:s text:c="8"/>parsePerson(cur_node-&gt;children);</text:p>
      <text:p text:style-name="P19"><text:s text:c="4"/>}</text:p>
      <text:p text:style-name="P19">}</text:p>
      <text:p text:style-name="P19"/>
      <text:p text:style-name="P19">int main() {</text:p>
      <text:p text:style-name="P19"><text:s text:c="4"/>xmlDoc *doc = NULL;</text:p>
      <text:p text:style-name="P19"><text:s text:c="4"/>xmlNode *root_element = NULL;</text:p>
      <text:p text:style-name="P19"/>
      <text:p text:style-name="P19"><text:s text:c="4"/>// Parse the XML file</text:p>
      <text:p text:style-name="P19"><text:s text:c="4"/>doc = xmlReadFile("person.xml", NULL, 0);</text:p>
      <text:p text:style-name="P19"><text:s text:c="4"/>if (doc == NULL) {</text:p>
      <text:p text:style-name="P19"><text:s text:c="8"/>printf("Error: could not parse file person.xml\n");</text:p>
      <text:p text:style-name="P19"><text:s text:c="8"/>return 1;</text:p>
      <text:p text:style-name="P19"><text:s text:c="4"/>}</text:p>
      <text:p text:style-name="P19"/>
      <text:p text:style-name="P19"><text:soft-page-break/><text:s text:c="4"/>// Get the root element node</text:p>
      <text:p text:style-name="P19"><text:s text:c="4"/>root_element = xmlDocGetRootElement(doc);</text:p>
      <text:p text:style-name="P19"><text:s text:c="4"/>parsePerson(root_element);</text:p>
      <text:p text:style-name="P19"/>
      <text:p text:style-name="P19"><text:s text:c="4"/>// Free the document</text:p>
      <text:p text:style-name="P19"><text:s text:c="4"/>xmlFreeDoc(doc);</text:p>
      <text:p text:style-name="P19"><text:s text:c="4"/>xmlCleanupParser();</text:p>
      <text:p text:style-name="P19"/>
      <text:p text:style-name="P19"><text:s text:c="4"/>return 0;</text:p>
      <text:p text:style-name="P19">}</text:p>
      <text:p text:style-name="P19"/>
      <text:p text:style-name="P23">person.xml content:</text:p>
      <text:p text:style-name="P23">&lt;Person&gt;</text:p>
      <text:p text:style-name="P23"><text:s text:c="4"/>&lt;Name&gt;Joe&lt;/Name&gt;</text:p>
      <text:p text:style-name="P23"><text:s text:c="4"/>&lt;Age&gt;55&lt;/Age&gt;</text:p>
      <text:p text:style-name="P23"><text:s text:c="4"/>&lt;Height&gt;177.22&lt;/Height&gt;</text:p>
      <text:p text:style-name="P23">&lt;/Person&gt;</text:p>
      <text:p text:style-name="P19"/>
      <text:p text:style-name="P21">Note: linker cannot find libxml2 so put the path in the compilation command:</text:p>
      <text:p text:style-name="P21">gcc -o xml xml.c -I/usr/include/libsml2 -lxml2</text:p>
      <text:p text:style-name="P21"/>
      <text:p text:style-name="P22">// <text:span text:style-name="T11">xml2.c</text:span></text:p>
      <text:p text:style-name="P21">#include &lt;stdio.h&gt;</text:p>
      <text:p text:style-name="P21">#include &lt;libxml/parser.h&gt;</text:p>
      <text:p text:style-name="P21">#include &lt;libxml/tree.h&gt;</text:p>
      <text:p text:style-name="P21"/>
      <text:p text:style-name="P21">char completeBookData[220];</text:p>
      <text:p text:style-name="P21">char title[50];</text:p>
      <text:p text:style-name="P21">char editor[50];</text:p>
      <text:p text:style-name="P21">char isbn[20];</text:p>
      <text:p text:style-name="P21">int yearOfPublication;</text:p>
      <text:p text:style-name="P21">int numberOfPages;</text:p>
      <text:p text:style-name="P21"/>
      <text:p text:style-name="P21">void parseBook(xmlNode *node) {</text:p>
      <text:p text:style-name="P21"><text:s text:c="4"/>xmlNode *cur_node = NULL;</text:p>
      <text:p text:style-name="P21"><text:s text:c="4"/>for (cur_node = node; cur_node; cur_node = cur_node-&gt;next) {</text:p>
      <text:p text:style-name="P21"><text:s text:c="8"/>if (cur_node-&gt;type == XML_ELEMENT_NODE) {</text:p>
      <text:p text:style-name="P21"><text:s text:c="12"/>if (xmlStrcmp(cur_node-&gt;name, (const xmlChar *)"Title") == 0) {</text:p>
      <text:p text:style-name="P21"><text:s text:c="16"/>snprintf(title, sizeof(title), "%s", xmlNodeGetContent(cur_node));</text:p>
      <text:p text:style-name="P21"><text:s text:c="12"/>} else if (xmlStrcmp(cur_node-&gt;name, (const xmlChar *)"Editor") == 0) {</text:p>
      <text:p text:style-name="P21"><text:s text:c="16"/>snprintf(editor, sizeof(editor), "%s", xmlNodeGetContent(cur_node));</text:p>
      <text:p text:style-name="P21"><text:s text:c="12"/>} else if (xmlStrcmp(cur_node-&gt;name, (const xmlChar *)"ISBN") == 0) {</text:p>
      <text:p text:style-name="P21"><text:s text:c="16"/>snprintf(isbn, sizeof(isbn), "%s", xmlNodeGetContent(cur_node));</text:p>
      <text:p text:style-name="P21"><text:s text:c="12"/>} else if (xmlStrcmp(cur_node-&gt;name, (const xmlChar *)"YearOfPublication") == 0) {</text:p>
      <text:p text:style-name="P21"><text:s text:c="16"/>yearOfPublication = atoi((char *)xmlNodeGetContent(cur_node));</text:p>
      <text:p text:style-name="P21"><text:s text:c="12"/>} else if (xmlStrcmp(cur_node-&gt;name, (const xmlChar *)"NumberOfPages") == 0) {</text:p>
      <text:p text:style-name="P21"><text:s text:c="16"/>numberOfPages = atoi((char *)xmlNodeGetContent(cur_node));</text:p>
      <text:p text:style-name="P21"><text:s text:c="12"/>}</text:p>
      <text:p text:style-name="P21"/>
      <text:p text:style-name="P21"><text:s text:c="8"/>}</text:p>
      <text:p text:style-name="P21"><text:s text:c="8"/>parseBook(cur_node-&gt;children);</text:p>
      <text:p text:style-name="P21"><text:s text:c="4"/>}</text:p>
      <text:p text:style-name="P21">}</text:p>
      <text:p text:style-name="P21"><text:soft-page-break/></text:p>
      <text:p text:style-name="P21">int main() {</text:p>
      <text:p text:style-name="P21"><text:s text:c="4"/>xmlDoc *doc = NULL;</text:p>
      <text:p text:style-name="P21"><text:s text:c="4"/>xmlNode *root_element = NULL;</text:p>
      <text:p text:style-name="P21"/>
      <text:p text:style-name="P21"><text:s text:c="4"/>// Parse the XML file</text:p>
      <text:p text:style-name="P21"><text:s text:c="4"/>doc = xmlReadFile("book.xml", NULL, 0);</text:p>
      <text:p text:style-name="P21"><text:s text:c="4"/>if (doc == NULL) {</text:p>
      <text:p text:style-name="P21"><text:s text:c="8"/>printf("Error: could not parse file person.xml\n");</text:p>
      <text:p text:style-name="P21"><text:s text:c="8"/>return 1;</text:p>
      <text:p text:style-name="P21"><text:s text:c="4"/>}</text:p>
      <text:p text:style-name="P21"/>
      <text:p text:style-name="P21"><text:s text:c="4"/>// Get the root element node</text:p>
      <text:p text:style-name="P21"><text:s text:c="4"/>root_element = xmlDocGetRootElement(doc);</text:p>
      <text:p text:style-name="P21"><text:s text:c="4"/>parseBook(root_element);</text:p>
      <text:p text:style-name="P21"/>
      <text:p text:style-name="P21"><text:s text:c="4"/>snprintf(completeBookData, sizeof(completeBookData),</text:p>
      <text:p text:style-name="P21"><text:s text:c="8"/>"Title: %s\n"</text:p>
      <text:p text:style-name="P21"><text:s text:c="8"/>"Editor: %s\n"</text:p>
      <text:p text:style-name="P21"><text:s text:c="8"/>"ISBN: %s\n"</text:p>
      <text:p text:style-name="P21"><text:s text:c="8"/>"Year: %d\n"</text:p>
      <text:p text:style-name="P21"><text:s text:c="8"/>"Pages: %d\n",</text:p>
      <text:p text:style-name="P21"><text:s text:c="8"/>title, editor, isbn, yearOfPublication, numberOfPages);</text:p>
      <text:p text:style-name="P21"><text:s text:c="4"/>printf("%s", completeBookData);</text:p>
      <text:p text:style-name="P21"/>
      <text:p text:style-name="P21"><text:s text:c="4"/>// Free the document</text:p>
      <text:p text:style-name="P21"><text:s text:c="4"/>xmlFreeDoc(doc);</text:p>
      <text:p text:style-name="P21"><text:s text:c="4"/>xmlCleanupParser();</text:p>
      <text:p text:style-name="P21"/>
      <text:p text:style-name="P21"><text:s text:c="4"/>return 0;</text:p>
      <text:p text:style-name="P21">}</text:p>
      <text:p text:style-name="P21"/>
      <text:p text:style-name="P32"><text:soft-page-break/>book.xml content:</text:p>
      <text:p text:style-name="P32">&lt;Book&gt;</text:p>
      <text:p text:style-name="P32"><text:s text:c="4"/>&lt;Title&gt;Lord of Necklaces&lt;/Title&gt;</text:p>
      <text:p text:style-name="P32"><text:s text:c="4"/>&lt;Editor&gt;Libre&lt;/Editor&gt;</text:p>
      <text:p text:style-name="P32"><text:s text:c="4"/>&lt;ISBN&gt;978-3-16-148410-0&lt;/ISBN&gt;</text:p>
      <text:p text:style-name="P32"><text:s text:c="4"/>&lt;YearOfPublication&gt;1999&lt;/YearOfPublication&gt;</text:p>
      <text:p text:style-name="P32"><text:s text:c="4"/>&lt;NumberOfPages&gt;1399&lt;/NumberOfPages&gt;</text:p>
      <text:p text:style-name="P32">&lt;/Book&gt;</text:p>
      <text:p text:style-name="P32"/>
      <text:p text:style-name="P32"/>
      <text:p text:style-name="P33">// xml3.c</text:p>
      <text:p text:style-name="P32">#include &lt;stdio.h&gt;</text:p>
      <text:p text:style-name="P32">#include &lt;libxml/parser.h&gt;</text:p>
      <text:p text:style-name="P32">#include &lt;libxml/tree.h&gt;</text:p>
      <text:p text:style-name="P32"/>
      <text:p text:style-name="P32">// Global variables</text:p>
      <text:p text:style-name="P32">char title[50];</text:p>
      <text:p text:style-name="P32">char editor[50];</text:p>
      <text:p text:style-name="P32">char isbn[20];</text:p>
      <text:p text:style-name="P32">int yearOfPublication;</text:p>
      <text:p text:style-name="P32">int numberOfPages;</text:p>
      <text:p text:style-name="P32"/>
      <text:p text:style-name="P32">// Function to parse the book's data from the XML file</text:p>
      <text:p text:style-name="P32">void parseBook(const char *filename) {</text:p>
      <text:p text:style-name="P32"><text:s text:c="4"/>xmlDoc *doc = NULL;</text:p>
      <text:p text:style-name="P32"><text:s text:c="4"/>xmlNode *root_element = NULL;</text:p>
      <text:p text:style-name="P32"/>
      <text:p text:style-name="P32"><text:s text:c="4"/>// Parse the XML file</text:p>
      <text:p text:style-name="P32"><text:s text:c="4"/>doc = xmlReadFile(filename, NULL, 0);</text:p>
      <text:p text:style-name="P32"><text:s text:c="4"/>if (doc == NULL) {</text:p>
      <text:p text:style-name="P32"><text:s text:c="8"/>printf("Error: could not parse file %s\n", filename);</text:p>
      <text:p text:style-name="P32"><text:s text:c="8"/>return;</text:p>
      <text:p text:style-name="P32"><text:s text:c="4"/>}</text:p>
      <text:p text:style-name="P32"/>
      <text:p text:style-name="P32"><text:s text:c="4"/>// Get the root element node</text:p>
      <text:p text:style-name="P32"><text:s text:c="4"/>root_element = xmlDocGetRootElement(doc);</text:p>
      <text:p text:style-name="P32"/>
      <text:p text:style-name="P32"><text:s text:c="4"/>// Traverse the XML tree</text:p>
      <text:p text:style-name="P32"><text:s text:c="4"/>for (xmlNode *node = root_element-&gt;children; node; node = node-&gt;next) {</text:p>
      <text:p text:style-name="P32"><text:s text:c="8"/>if (node-&gt;type == XML_ELEMENT_NODE) {</text:p>
      <text:p text:style-name="P32"><text:s text:c="12"/>if (xmlStrcmp(node-&gt;name, (const xmlChar *)"Title") == 0) {</text:p>
      <text:p text:style-name="P32"><text:s text:c="16"/>snprintf(title, sizeof(title), "%s", xmlNodeGetContent(node));</text:p>
      <text:p text:style-name="P32"><text:soft-page-break/><text:s text:c="12"/>} else if (xmlStrcmp(node-&gt;name, (const xmlChar *)"Editor") == 0) {</text:p>
      <text:p text:style-name="P32"><text:s text:c="16"/>snprintf(editor, sizeof(editor), "%s", xmlNodeGetContent(node));</text:p>
      <text:p text:style-name="P32"><text:s text:c="12"/>} else if (xmlStrcmp(node-&gt;name, (const xmlChar *)"ISBN") == 0) {</text:p>
      <text:p text:style-name="P32"><text:s text:c="16"/>snprintf(isbn, sizeof(isbn), "%s", xmlNodeGetContent(node));</text:p>
      <text:p text:style-name="P32"><text:s text:c="12"/>} else if (xmlStrcmp(node-&gt;name, (const xmlChar *)"YearOfPublication") == 0) {</text:p>
      <text:p text:style-name="P32"><text:s text:c="16"/>yearOfPublication = atoi((char *)xmlNodeGetContent(node));</text:p>
      <text:p text:style-name="P32"><text:s text:c="12"/>} else if (xmlStrcmp(node-&gt;name, (const xmlChar *)"NumberOfPages") == 0) {</text:p>
      <text:p text:style-name="P32"><text:s text:c="16"/>numberOfPages = atoi((char *)xmlNodeGetContent(node));</text:p>
      <text:p text:style-name="P32"><text:s text:c="12"/>}</text:p>
      <text:p text:style-name="P32"><text:s text:c="8"/>}</text:p>
      <text:p text:style-name="P32"><text:s text:c="4"/>}</text:p>
      <text:p text:style-name="P32"/>
      <text:p text:style-name="P32"><text:s text:c="4"/>// Free the document</text:p>
      <text:p text:style-name="P32"><text:s text:c="4"/>xmlFreeDoc(doc);</text:p>
      <text:p text:style-name="P32"><text:s text:c="4"/>xmlCleanupParser();</text:p>
      <text:p text:style-name="P32">}</text:p>
      <text:p text:style-name="P32"/>
      <text:p text:style-name="P32">int main() {</text:p>
      <text:p text:style-name="P32"><text:s text:c="4"/>// Parse the book data from the XML file</text:p>
      <text:p text:style-name="P32"><text:s text:c="4"/>parseBook("book.xml");</text:p>
      <text:p text:style-name="P32"/>
      <text:p text:style-name="P32"><text:s text:c="4"/>// Print the book's data</text:p>
      <text:p text:style-name="P32"><text:s text:c="4"/>printf("Title: %s\n", title);</text:p>
      <text:p text:style-name="P32"><text:s text:c="4"/>printf("Editor: %s\n", editor);</text:p>
      <text:p text:style-name="P32"><text:s text:c="4"/>printf("ISBN: %s\n", isbn);</text:p>
      <text:p text:style-name="P32"><text:s text:c="4"/>printf("Year of Publication: %d\n", yearOfPublication);</text:p>
      <text:p text:style-name="P32"><text:s text:c="4"/>printf("Number of Pages: %d\n", numberOfPages);</text:p>
      <text:p text:style-name="P32"/>
      <text:p text:style-name="P32"><text:s text:c="4"/>return 0;</text:p>
      <text:p text:style-name="P32">}</text:p>
      <text:h text:style-name="P64" text:outline-level="2"><text:bookmark-start text:name="__RefHeading___Toc3755_263585604"/>Random<text:bookmark-end text:name="__RefHeading___Toc3755_263585604"/></text:h>
      <text:p text:style-name="P16">// <text:span text:style-name="T8">random1</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 Loop to generate and print numbers</text:p>
      <text:p text:style-name="P16"><text:s text:c="4"/>for (int i = 0; i &lt; 10; i++)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p text:style-name="P17">// <text:span text:style-name="T8">random2</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while (1)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h text:style-name="P73" text:outline-level="2"><text:bookmark-start text:name="__RefHeading___Toc1548_1260640029"/>Syntax validation<text:bookmark-end text:name="__RefHeading___Toc1548_1260640029"/></text:h>
      <text:p text:style-name="P25">To improve the quality of the code, check the file for syntax errors. For check xml2.c:</text:p>
      <text:p text:style-name="P25">gcc -fsyntax-only xml2.c</text:p>
      <text:p text:style-name="P25"/>
      <text:h text:style-name="P74" text:outline-level="2"><text:bookmark-start text:name="__RefHeading___Toc1550_1260640029"/>Static analysis<text:bookmark-end text:name="__RefHeading___Toc1550_1260640029"/></text:h>
      <text:p text:style-name="P27">To install cppcheck:</text:p>
      <text:p text:style-name="P11">sudo apt-get update</text:p>
      <text:p text:style-name="P27">sudo apt install cppcheck</text:p>
      <text:p text:style-name="P27"/>
      <text:p text:style-name="P27">To run a static analysis in xml2.c:</text:p>
      <text:p text:style-name="P27">cppcheck xml2.c</text:p>
      <text:p text:style-name="P27"/>
      <text:h text:style-name="P75" text:outline-level="2"><text:bookmark-start text:name="__RefHeading___Toc2894_216155968"/>Unit Testing<text:bookmark-end text:name="__RefHeading___Toc2894_216155968"/></text:h>
      <text:p text:style-name="P40">To write a unit test, the function can be extracted from the code and put in a library, than that library can be used by the unit test framework. Consider an app that do a division by calling a function, below is a tutorial to guide through the process.</text:p>
      <text:p text:style-name="P40">*******************************************</text:p>
      <text:p text:style-name="P40">*** <text:s text:c="27"/>CUnit install <text:s text:c="24"/>***</text:p>
      <text:p text:style-name="P40">*******************************************</text:p>
      <text:p text:style-name="P40">To check if there is CUnit installed:</text:p>
      <text:p text:style-name="P40">dpkg -l | grep -i cunit</text:p>
      <text:p text:style-name="P40"/>
      <text:p text:style-name="P40">To install it:</text:p>
      <text:p text:style-name="P40">sudo apt update</text:p>
      <text:p text:style-name="P40">sudo apt install libcunit1 libcunit1-doc libcunit1-dev</text:p>
      <text:p text:style-name="P40"/>
      <text:p text:style-name="P40">To check the version:</text:p>
      <text:p text:style-name="P40">cunit --version</text:p>
      <text:p text:style-name="P40"/>
      <text:p text:style-name="P40"/>
      <text:p text:style-name="P40"/>
      <text:p text:style-name="P40">*******************************************</text:p>
      <text:p text:style-name="P40">*** <text:s text:c="23"/>CUnit prototype <text:s text:c="22"/>***</text:p>
      <text:p text:style-name="P40">*******************************************</text:p>
      <text:p text:style-name="P40">The structure of the prototype:</text:p>
      <text:p text:style-name="P40">*division_main.c <text:tab/>(The entry point.)</text:p>
      <text:p text:style-name="P40">*division_program.c<text:tab/>(Keep the divide() body.)</text:p>
      <text:p text:style-name="P40">*division_program.h<text:tab/>(Keep the divide() signature.)</text:p>
      <text:p text:style-name="P40">*test_program.c<text:tab/><text:tab/>(Keep the test.)</text:p>
      <text:p text:style-name="P40"/>
      <text:p text:style-name="P40"/>
      <text:p text:style-name="P40">*******************************************</text:p>
      <text:p text:style-name="P40">*** <text:s text:c="26"/>To run the test <text:s text:c="22"/>***</text:p>
      <text:p text:style-name="P40">*******************************************</text:p>
      <text:p text:style-name="P40"><text:soft-page-break/>gcc -c division_program.c -o division_program.o</text:p>
      <text:p text:style-name="P40">gcc -c test_program.c -o test_program.o</text:p>
      <text:p text:style-name="P40">gcc division_program.o test_program.o -o test_program -lcunit</text:p>
      <text:p text:style-name="P40">./test_program</text:p>
      <text:p text:style-name="P40">gcc division_program.o division_main.c -o division_program</text:p>
      <text:p text:style-name="P40">./division_program</text:p>
      <text:p text:style-name="P40"/>
      <text:p text:style-name="P40"/>
      <text:p text:style-name="P40"/>
      <text:p text:style-name="P40">*******************************************</text:p>
      <text:p text:style-name="P40">*** <text:s text:c="24"/>The code <text:s text:c="33"/>***</text:p>
      <text:p text:style-name="P40">*******************************************</text:p>
      <text:p text:style-name="P40">// ------------------------------------------------------</text:p>
      <text:p text:style-name="P40">// division_main.c</text:p>
      <text:p text:style-name="P40">#include "division_program.h"</text:p>
      <text:p text:style-name="P40">#include &lt;stdio.h&gt;</text:p>
      <text:p text:style-name="P40"/>
      <text:p text:style-name="P40">int main() {</text:p>
      <text:p text:style-name="P40"><text:s text:c="4"/>double num1, num2, result;</text:p>
      <text:p text:style-name="P40"/>
      <text:p text:style-name="P40"><text:s text:c="4"/>printf("Enter the first number: ");</text:p>
      <text:p text:style-name="P40"><text:s text:c="4"/>scanf("%lf", &amp;num1);</text:p>
      <text:p text:style-name="P40"><text:s text:c="4"/>printf("Enter the second number: ");</text:p>
      <text:p text:style-name="P40"><text:s text:c="4"/>scanf("%lf", &amp;num2);</text:p>
      <text:p text:style-name="P40"/>
      <text:p text:style-name="P40"><text:s text:c="4"/>result = divide(num1, num2);</text:p>
      <text:p text:style-name="P40"/>
      <text:p text:style-name="P40"><text:s text:c="4"/>if (num2 != 0) {</text:p>
      <text:p text:style-name="P40"><text:s text:c="8"/>printf("Result: %.2lf\n", result);</text:p>
      <text:p text:style-name="P40"><text:s text:c="4"/>}</text:p>
      <text:p text:style-name="P40"/>
      <text:p text:style-name="P40"><text:s text:c="4"/>return 0;</text:p>
      <text:p text:style-name="P40"><text:soft-page-break/>}</text:p>
      <text:p text:style-name="P40"/>
      <text:p text:style-name="P40"/>
      <text:p text:style-name="P40"/>
      <text:p text:style-name="P40">// ------------------------------------------------------</text:p>
      <text:p text:style-name="P40">// division_program.c (a better name would be division_lib.c)</text:p>
      <text:p text:style-name="P40">#include &lt;stdio.h&gt;</text:p>
      <text:p text:style-name="P40">#include "division_program.h"</text:p>
      <text:p text:style-name="P40">// Function to perform division</text:p>
      <text:p text:style-name="P40">double divide(double numerator, double denominator) {</text:p>
      <text:p text:style-name="P40"><text:s text:c="4"/>if (denominator == 0) {</text:p>
      <text:p text:style-name="P40"><text:s text:c="8"/>printf("Error: Division by zero is not allowed.\n");</text:p>
      <text:p text:style-name="P40"><text:s text:c="8"/>return 0;</text:p>
      <text:p text:style-name="P40"><text:s text:c="4"/>}</text:p>
      <text:p text:style-name="P40"><text:s text:c="4"/>return numerator / denominator;</text:p>
      <text:p text:style-name="P40">}</text:p>
      <text:p text:style-name="P40"/>
      <text:p text:style-name="P40"/>
      <text:p text:style-name="P40"/>
      <text:p text:style-name="P40">// ------------------------------------------------------</text:p>
      <text:p text:style-name="P40">// division_program.h</text:p>
      <text:p text:style-name="P40">#ifndef DIVISION_PROGRAM_H</text:p>
      <text:p text:style-name="P40">#define DIVISION_PROGRAM_H</text:p>
      <text:p text:style-name="P40"/>
      <text:p text:style-name="P40">double divide(double numerator, double denominator);</text:p>
      <text:p text:style-name="P40"/>
      <text:p text:style-name="P40">#endif // DIVISION_PROGRAM_H</text:p>
      <text:p text:style-name="P40"/>
      <text:p text:style-name="P40"/>
      <text:p text:style-name="P40"/>
      <text:p text:style-name="P40">// ------------------------------------------------------</text:p>
      <text:p text:style-name="P40">// test_program.c</text:p>
      <text:p text:style-name="P40"><text:soft-page-break/>#include &lt;CUnit/CUnit.h&gt;</text:p>
      <text:p text:style-name="P40">#include &lt;CUnit/Basic.h&gt;</text:p>
      <text:p text:style-name="P40"/>
      <text:p text:style-name="P40">#include "division_program.h" // Include the header file</text:p>
      <text:p text:style-name="P40"/>
      <text:p text:style-name="P40">// Include the header file of the division program</text:p>
      <text:p text:style-name="P40">double divide(double numerator, double denominator);</text:p>
      <text:p text:style-name="P40"/>
      <text:p text:style-name="P40">// Test case for the divide function</text:p>
      <text:p text:style-name="P40">void test_divide(void) {</text:p>
      <text:p text:style-name="P40"><text:s text:c="4"/>CU_ASSERT_DOUBLE_EQUAL(divide(10, 2), 5.0, 0.0001);</text:p>
      <text:p text:style-name="P40"><text:s text:c="4"/>CU_ASSERT_DOUBLE_EQUAL(divide(10, 0), 0.0, 0.0001); // Should handle division by zero</text:p>
      <text:p text:style-name="P40"><text:s text:c="4"/>CU_ASSERT_DOUBLE_EQUAL(divide(-10, 2), -5.0, 0.0001);</text:p>
      <text:p text:style-name="P40"><text:s text:c="4"/>CU_ASSERT_DOUBLE_EQUAL(divide(10, -2), -5.0, 0.0001);</text:p>
      <text:p text:style-name="P40">}</text:p>
      <text:p text:style-name="P40"/>
      <text:p text:style-name="P40">int main() {</text:p>
      <text:p text:style-name="P40"><text:s text:c="4"/>// Initialize the CUnit test registry</text:p>
      <text:p text:style-name="P40"><text:s text:c="4"/>if (CUE_SUCCESS != CU_initialize_registry())</text:p>
      <text:p text:style-name="P40"><text:s text:c="8"/>return CU_get_error();</text:p>
      <text:p text:style-name="P40"/>
      <text:p text:style-name="P40"><text:s text:c="4"/>// Add a suite to the registry</text:p>
      <text:p text:style-name="P40"><text:s text:c="4"/>CU_pSuite pSuite = NULL;</text:p>
      <text:p text:style-name="P40"><text:s text:c="4"/>pSuite = CU_add_suite("Suite_1", 0, 0);</text:p>
      <text:p text:style-name="P40"><text:s text:c="4"/>if (NULL == pSuite) {</text:p>
      <text:p text:style-name="P40"><text:s text:c="8"/>CU_cleanup_registry();</text:p>
      <text:p text:style-name="P40"><text:s text:c="8"/>return CU_get_error();</text:p>
      <text:p text:style-name="P40"><text:s text:c="4"/>}</text:p>
      <text:p text:style-name="P40"/>
      <text:p text:style-name="P40"><text:s text:c="4"/>// Add the test to the suite</text:p>
      <text:p text:style-name="P40"><text:s text:c="4"/>if (NULL == CU_add_test(pSuite, "test of divide()", test_divide)) {</text:p>
      <text:p text:style-name="P40"><text:s text:c="8"/>CU_cleanup_registry();</text:p>
      <text:p text:style-name="P40"><text:soft-page-break/><text:s text:c="8"/>return CU_get_error();</text:p>
      <text:p text:style-name="P40"><text:s text:c="4"/>}</text:p>
      <text:p text:style-name="P40"/>
      <text:p text:style-name="P40"><text:s text:c="4"/>// Run all tests using the basic interface</text:p>
      <text:p text:style-name="P40"><text:s text:c="4"/>CU_basic_set_mode(CU_BRM_VERBOSE);</text:p>
      <text:p text:style-name="P40"><text:s text:c="4"/>CU_basic_run_tests();</text:p>
      <text:p text:style-name="P40"><text:s text:c="4"/>CU_cleanup_registry();</text:p>
      <text:p text:style-name="P40"><text:s text:c="4"/>return CU_get_error();</text:p>
      <text:p text:style-name="P40">}</text:p>
      <text:p text:style-name="P40"/>
      <text:p text:style-name="P40"/>
      <text:p text:style-name="P40"/>
      <text:p text:style-name="P40">// ------------------------------------------------------</text:p>
      <text:p text:style-name="P40">// original divide_main.c, with functions main and divide together </text:p>
      <text:p text:style-name="P40">// (not switable for testing)</text:p>
      <text:p text:style-name="P40">#include &lt;stdio.h&gt;</text:p>
      <text:p text:style-name="P40">#include "division_program.h"</text:p>
      <text:p text:style-name="P40">// Function to perform division</text:p>
      <text:p text:style-name="P40">double divide(double numerator, double denominator) {</text:p>
      <text:p text:style-name="P40"><text:s text:c="4"/>if (denominator == 0) {</text:p>
      <text:p text:style-name="P40"><text:s text:c="8"/>printf("Error: Division by zero is not allowed.\n");</text:p>
      <text:p text:style-name="P40"><text:s text:c="8"/>return 0;</text:p>
      <text:p text:style-name="P40"><text:s text:c="4"/>}</text:p>
      <text:p text:style-name="P40"><text:s text:c="4"/>return numerator / denominator;</text:p>
      <text:p text:style-name="P40">}</text:p>
      <text:p text:style-name="P40"/>
      <text:p text:style-name="P40">int main() {</text:p>
      <text:p text:style-name="P40"><text:s text:c="4"/>double num1, num2, result;</text:p>
      <text:p text:style-name="P40"/>
      <text:p text:style-name="P40"><text:s text:c="4"/>// Ask the user for two numbers</text:p>
      <text:p text:style-name="P40"><text:s text:c="4"/>printf("Enter the first number: ");</text:p>
      <text:p text:style-name="P40"><text:s text:c="4"/>scanf("%lf", &amp;num1);</text:p>
      <text:p text:style-name="P40"><text:soft-page-break/><text:s text:c="4"/>printf("Enter the second number: ");</text:p>
      <text:p text:style-name="P40"><text:s text:c="4"/>scanf("%lf", &amp;num2);</text:p>
      <text:p text:style-name="P40"/>
      <text:p text:style-name="P40"><text:s text:c="4"/>// Perform the division</text:p>
      <text:p text:style-name="P40"><text:s text:c="4"/>result = divide(num1, num2);</text:p>
      <text:p text:style-name="P40"/>
      <text:p text:style-name="P40"><text:s text:c="4"/>// Display the result</text:p>
      <text:p text:style-name="P40"><text:s text:c="4"/>if (num2 != 0) {</text:p>
      <text:p text:style-name="P40"><text:s text:c="8"/>printf("Result: %.2lf\n", result);</text:p>
      <text:p text:style-name="P40"><text:s text:c="4"/>}</text:p>
      <text:p text:style-name="P40"/>
      <text:p text:style-name="P40"><text:s text:c="4"/>return 0;</text:p>
      <text:p text:style-name="P40">}</text:p>
      <text:p text:style-name="P40"/>
      <text:p text:style-name="P40"/>
      <text:h text:style-name="P73" text:outline-level="2"><text:bookmark-start text:name="__RefHeading___Toc1552_1260640029"/>Profiling code<text:bookmark-end text:name="__RefHeading___Toc1552_1260640029"/></text:h>
      <text:p text:style-name="P35"><text:span text:style-name="T12">There are </text:span>tools designed to check the logic of your code, often referred to as <text:span text:style-name="Strong_20_Emphasis">static analysis tools</text:span> or <text:span text:style-name="Strong_20_Emphasis">linters</text:span>. These tools analyze your code without executing it, identifying potential logical errors, code smells, and other issues that might not be caught by a simple syntax check.</text:p>
      <text:p text:style-name="Text_20_body">Here are a few popular static analysis tools for C:</text:p>
      <text:list text:style-name="L17">
        <text:list-item>
          <text:p text:style-name="P111"><text:span text:style-name="Strong_20_Emphasis">Cppcheck</text:span>: A static analysis tool for C/C++ that detects various types of bugs, including memory leaks, null pointer dereferences, and logical errors.</text:p>
        </text:list-item>
        <text:list-item>
          <text:p text:style-name="P111"><text:span text:style-name="Strong_20_Emphasis">Clang Static Analyzer</text:span>: Part of the Clang project, this tool performs static analysis on C, C++, and Objective-C code to find bugs and improve code quality.</text:p>
        </text:list-item>
        <text:list-item>
          <text:p text:style-name="P111"><text:span text:style-name="Strong_20_Emphasis">Splint</text:span>: A tool for statically checking C programs for security vulnerabilities and coding mistakes.</text:p>
        </text:list-item>
        <text:list-item>
          <text:p text:style-name="P111"><text:span text:style-name="Strong_20_Emphasis">PVS-Studio</text:span>: A commercial static analysis tool that detects a wide range of errors in C, C++, and C# code.</text:p>
        </text:list-item>
      </text:list>
      <text:p text:style-name="Text_20_body">To use these tools, you typically run them from the command line, and they will provide you with a report of any issues they find in your code. For example, to run Cppcheck on a C file, you would use the following command:</text:p>
      <text:p text:style-name="P30"><text:span text:style-name="Source_20_Text">cppcheck your_code.c</text:span></text:p>
      <text:p text:style-name="Text_20_body">These tools can help you catch logical errors and improve the overall quality of your code.</text:p>
      <text:p text:style-name="P35"/>
      <text:h text:style-name="P76" text:outline-level="2"><text:bookmark-start text:name="__RefHeading___Toc1554_1260640029"/>GCC profiling tools<text:bookmark-end text:name="__RefHeading___Toc1554_1260640029"/></text:h>
      <text:p text:style-name="P36">GCC (GNU Compiler Collection) offers a variety of features for profiling and debugging your code. Here are some of the key features:</text:p>
      <text:h text:style-name="Heading_20_3" text:outline-level="3"><text:bookmark-start text:name="__RefHeading___Toc1556_1260640029"/>Profiling Features<text:bookmark-end text:name="__RefHeading___Toc1556_1260640029"/></text:h>
      <text:list text:style-name="L18">
        <text:list-item>
          <text:p text:style-name="P112"><text:span text:style-name="Strong_20_Emphasis">gprof</text:span>: This is the GNU profiler that helps you analyze the performance of your code. To use <text:span text:style-name="Source_20_Text">gprof</text:span>, you need to compile your code with the <text:span text:style-name="Source_20_Text">-pg</text:span> option. This generates extra code to write profile information suitable for analysis by <text:span text:style-name="Source_20_Text">gprof</text:span>. Here's how you can use it:</text:p>
          <text:p text:style-name="P89"><text:span text:style-name="Source_20_Text">gcc -pg your_code.c -o your_program</text:span></text:p>
          <text:p text:style-name="P89"><text:span text:style-name="Source_20_Text">./your_program</text:span></text:p>
          <text:p text:style-name="P90"><text:span text:style-name="Source_20_Text">gprof your_program gmon.out &gt; analysis.txt</text:span></text:p>
          <text:p text:style-name="P112">This will generate a human-readable analysis file with profiling data.</text:p>
        </text:list-item>
        <text:list-item>
          <text:p text:style-name="P105"><text:span text:style-name="Strong_20_Emphasis">Instrumentation Options</text:span>: GCC supports various command-line options to add run-time instrumentation to your code. This can be used for profiling statistics, code coverage analysis, or profile-guided optimizations.</text:p>
        </text:list-item>
      </text:list>
      <text:h text:style-name="Heading_20_3" text:outline-level="3"><text:bookmark-start text:name="__RefHeading___Toc1558_1260640029"/>Debugging Features<text:bookmark-end text:name="__RefHeading___Toc1558_1260640029"/></text:h>
      <text:list text:style-name="L19">
        <text:list-item>
          <text:p text:style-name="P113"><text:span text:style-name="Strong_20_Emphasis">-g</text:span>: This option tells GCC to produce debugging information in the operating system's native format (e.g., DWARF, stabs). This information can be used by debuggers like GDB (GNU Debugger). For example:</text:p>
          <text:p text:style-name="P91"><text:span text:style-name="Source_20_Text">gcc -g your_code.c -o your_program</text:span></text:p>
          <text:p text:style-name="P113">This will include debugging information in the compiled binary.</text:p>
        </text:list-item>
        <text:list-item>
          <text:p text:style-name="P106"><text:span text:style-name="Strong_20_Emphasis">-ggdb</text:span>: This option produces debugging information specifically for GDB, using the most expressive format available.</text:p>
        </text:list-item>
        <text:list-item>
          <text:p text:style-name="P106"><text:span text:style-name="Strong_20_Emphasis">-gdwarf</text:span>: This option generates debugging information in the DWARF format. You can specify the version of DWARF (e.g., <text:span text:style-name="Source_20_Text">-gdwarf-4</text:span>).</text:p>
        </text:list-item>
        <text:list-item>
          <text:p text:style-name="P106"><text:span text:style-name="Strong_20_Emphasis">-Og</text:span>: This option enables optimizations that do not interfere with debugging. It provides a good balance between optimization and the ability to debug the code.</text:p>
        </text:list-item>
      </text:list>
      <text:p text:style-name="Text_20_body">These features make GCC a powerful tool for both profiling and debugging your applications, helping you identify performance bottlenecks and logical errors in your code.</text:p>
      <text:p text:style-name="P36"/>
      <text:h text:style-name="P77" text:outline-level="2"><text:bookmark-start text:name="__RefHeading___Toc1560_1260640029"/>Profiling example<text:bookmark-end text:name="__RefHeading___Toc1560_1260640029"/></text:h>
      <text:p text:style-name="P37">// <text:span text:style-name="T14">profiling.c</text:span></text:p>
      <text:p text:style-name="P37">#include &lt;stdio.h&gt;</text:p>
      <text:p text:style-name="P37"/>
      <text:p text:style-name="P37">int main() {</text:p>
      <text:p text:style-name="P37"><text:s text:c="4"/>int x = 10;</text:p>
      <text:p text:style-name="P37"><text:s text:c="4"/>int y = 0;</text:p>
      <text:p text:style-name="P37"/>
      <text:p text:style-name="P37"><text:s text:c="4"/>// Logical error: Division by zero</text:p>
      <text:p text:style-name="P37"><text:s text:c="4"/>int result = x / y;</text:p>
      <text:p text:style-name="P37"/>
      <text:p text:style-name="P37"><text:s text:c="4"/>printf("Result: %d\n", result);</text:p>
      <text:p text:style-name="P37"/>
      <text:p text:style-name="P37"><text:s text:c="4"/>return 0;</text:p>
      <text:p text:style-name="P37">}</text:p>
      <text:p text:style-name="P37"/>
      <text:p text:style-name="P29">Syntax validation <text:span text:style-name="T17">(won’t find problems)</text:span>:</text:p>
      <text:p text:style-name="P26">gcc -fsyntax-only <text:span text:style-name="T14">profiling</text:span>.c</text:p>
      <text:p text:style-name="P26"/>
      <text:p text:style-name="P29">Static analysis <text:span text:style-name="T17">(will find the zero in the division)</text:span>:</text:p>
      <text:p text:style-name="P28">cppcheck <text:span text:style-name="T14">profiling</text:span>.c</text:p>
      <text:p text:style-name="P29"/>
      <text:p text:style-name="P39">Performance (resources usage) analysis (change the zero into 1 or another number in the code in order to execute this analysis):</text:p>
      <text:p text:style-name="P39">gcc -pg <text:span text:style-name="T14">profiling</text:span>.c -o <text:s/><text:span text:style-name="T14">profiling</text:span></text:p>
      <text:p text:style-name="P39">./<text:span text:style-name="T14">profiling</text:span></text:p>
      <text:p text:style-name="P39">gprof <text:span text:style-name="T14">profiling</text:span> gmon.out &gt; analysis.txt</text:p>
      <text:h text:style-name="P78" text:outline-level="2"><text:bookmark-start text:name="__RefHeading___Toc1535_1260640029"/>References<text:bookmark-end text:name="__RefHeading___Toc1535_1260640029"/></text:h>
      <text:p text:style-name="P38">Tutorial about C:</text:p>
      <text:p text:style-name="P34"><text:a xlink:type="simple" xlink:href="https://www.w3schools.com/c/index.php" text:style-name="Internet_20_link" text:visited-style-name="Visited_20_Internet_20_Link">C Tutorial</text:a> </text:p>
      <text:p text:style-name="P38">Databases:</text:p>
      <text:p text:style-name="P38"><text:a xlink:type="simple" xlink:href="https://www.oracle.com/database/technologies/appdev/xe.html" text:style-name="Internet_20_link" text:visited-style-name="Visited_20_Internet_20_Link">Oracle Database Express Edition</text:a> </text:p>
      <text:p text:style-name="P34"/>
      <text:h text:style-name="P73" text:outline-level="2"><text:bookmark-start text:name="__RefHeading___Toc1562_1260640029"/>To Do<text:bookmark-end text:name="__RefHeading___Toc1562_1260640029"/></text:h>
      <text:p text:style-name="P25"><text:span text:style-name="T21">Improve the chapter of u</text:span>nit testing with Cunit.</text:p>
      <text:p text:style-name="P38">Creation and usage of <text:span text:style-name="T20">dynamic</text:span> libraries.</text:p>
      <text:p text:style-name="P25">Database connection with MySQL <text:span text:style-name="T13">an</text:span><text:span text:style-name="T16">d/or</text:span><text:span text:style-name="T13"> Oracle XE </text:span><text:span text:style-name="T16">and/</text:span><text:span text:style-name="T13">or Lite</text:span>.</text:p>
      <text:p text:style-name="P25"><text:span text:style-name="T15">Improve the chapters about t</text:span>ools to syntax validation and tools for check <text:span text:style-name="T15">the</text:span> logi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20:53:59.085000000</meta:creation-date>
    <dc:date>2024-11-28T00:54:07.933000000</dc:date>
    <meta:editing-duration>PT3H51M55S</meta:editing-duration>
    <meta:editing-cycles>24</meta:editing-cycles>
    <meta:generator>LibreOffice/24.2.6.2$Windows_X86_64 LibreOffice_project/ef66aa7e36a1bb8e65bfbc63aba53045a14d0871</meta:generator>
    <meta:document-statistic meta:table-count="0" meta:image-count="0" meta:object-count="0" meta:page-count="60" meta:paragraph-count="981" meta:word-count="4819" meta:character-count="35208" meta:non-whitespace-character-count="28871"/>
  </office:meta>
</office:document-meta>
</file>